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113cm"/>
    </style:style>
    <style:style style:name="co2" style:family="table-column">
      <style:table-column-properties fo:break-before="auto" style:column-width="1.7cm"/>
    </style:style>
    <style:style style:name="co3" style:family="table-column">
      <style:table-column-properties fo:break-before="auto" style:column-width="2.447cm"/>
    </style:style>
    <style:style style:name="co4" style:family="table-column">
      <style:table-column-properties fo:break-before="auto" style:column-width="4.658cm"/>
    </style:style>
    <style:style style:name="co5" style:family="table-column">
      <style:table-column-properties fo:break-before="auto" style:column-width="13.085cm"/>
    </style:style>
    <style:style style:name="co6" style:family="table-column">
      <style:table-column-properties fo:break-before="auto" style:column-width="9.299cm"/>
    </style:style>
    <style:style style:name="co7" style:family="table-column">
      <style:table-column-properties fo:break-before="auto" style:column-width="2.355cm"/>
    </style:style>
    <style:style style:name="co8" style:family="table-column">
      <style:table-column-properties fo:break-before="auto" style:column-width="1.272cm"/>
    </style:style>
    <style:style style:name="co9" style:family="table-column">
      <style:table-column-properties fo:break-before="auto" style:column-width="2.505cm"/>
    </style:style>
    <style:style style:name="co10" style:family="table-column">
      <style:table-column-properties fo:break-before="auto" style:column-width="3.436cm"/>
    </style:style>
    <style:style style:name="co11" style:family="table-column">
      <style:table-column-properties fo:break-before="auto" style:column-width="9.691cm"/>
    </style:style>
    <style:style style:name="co12" style:family="table-column">
      <style:table-column-properties fo:break-before="auto" style:column-width="16.739cm"/>
    </style:style>
    <style:style style:name="co13" style:family="table-column">
      <style:table-column-properties fo:break-before="auto" style:column-width="8.574cm"/>
    </style:style>
    <style:style style:name="ro1" style:family="table-row">
      <style:table-row-properties style:row-height="0.557cm" fo:break-before="auto" style:use-optimal-row-height="false"/>
    </style:style>
    <style:style style:name="ro2" style:family="table-row">
      <style:table-row-properties style:row-height="2.08cm" fo:break-before="auto" style:use-optimal-row-height="false"/>
    </style:style>
    <style:style style:name="ro3" style:family="table-row">
      <style:table-row-properties style:row-height="0.894cm" fo:break-before="auto" style:use-optimal-row-height="false"/>
    </style:style>
    <style:style style:name="ro4" style:family="table-row">
      <style:table-row-properties style:row-height="1.289cm" fo:break-before="auto" style:use-optimal-row-height="false"/>
    </style:style>
    <style:style style:name="ro5" style:family="table-row">
      <style:table-row-properties style:row-height="0.894cm" fo:break-before="auto" style:use-optimal-row-height="true"/>
    </style:style>
    <style:style style:name="ro6" style:family="table-row">
      <style:table-row-properties style:row-height="0.557cm" fo:break-before="auto" style:use-optimal-row-height="true"/>
    </style:style>
    <style:style style:name="ro7" style:family="table-row">
      <style:table-row-properties style:row-height="0.452cm" fo:break-before="auto" style:use-optimal-row-height="false"/>
    </style:style>
    <style:style style:name="ta1" style:family="table" style:master-page-name="PageStyle_5f_Foglio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" style:family="table-cell" style:parent-style-name="Default">
      <style:table-cell-properties style:glyph-orientation-vertical="0" style:cell-protect="none" style:print-content="true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" style:family="table-cell" style:parent-style-name="Default" style:data-style-name="N0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 style:data-style-name="N0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top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32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0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8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style:text-align-source="value-type" style:repeat-content="false" fo:background-color="transparent" fo:wrap-option="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1" style:family="table-cell" style:parent-style-name="Excel_5f_BuiltIn_5f_Hyperlink" style:data-style-name="N2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wrap" fo:border="none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2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ce25" style:family="table-cell" style:parent-style-name="Default">
      <style:table-cell-properties fo:padding="0.071cm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6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3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ff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7" style:family="table-cell" style:parent-style-name="Default">
      <style:table-cell-properties style:glyph-orientation-vertical="0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8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071cm" style:rotation-angle="0" style:rotation-align="none" style:shrink-to-fit="false" style:vertical-align="automatic" loext:vertical-justify="auto"/>
      <style:paragraph-properties css3t:text-justify="auto" fo:margin-left="0cm" style:writing-mode="page"/>
    </style:style>
    <style:style style:name="T1" style:family="text">
      <style:text-properties fo:color="#000000" style:font-name="Calibri" fo:font-size="11pt" fo:font-weight="normal" style:text-underline-style="none" style:text-underline-color="font-color" style:text-line-through-type="none" fo:font-style="normal" style:text-outline="false" fo:text-shadow="none" style:text-line-through-mode="continuous" fo:language="it" fo:country="IT" style:language-asian="zh" style:country-asian="CN" style:language-complex="hi" style:country-complex="IN" style:font-name-asian="Microsoft YaHei" style:font-name-complex="Calibri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Foglio1" table:style-name="ta1">
        <office:forms form:automatic-focus="false" form:apply-design-mode="false"/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column table:style-name="co4" table:default-cell-style-name="ce8"/>
        <table:table-column table:style-name="co5" table:default-cell-style-name="ce10"/>
        <table:table-column table:style-name="co6" table:default-cell-style-name="ce8"/>
        <table:table-column table:style-name="co7" table:default-cell-style-name="ce8"/>
        <table:table-column table:style-name="co8" table:default-cell-style-name="ce8"/>
        <table:table-column table:style-name="co9" table:number-columns-repeated="4" table:default-cell-style-name="ce8"/>
        <table:table-column table:style-name="co10" table:default-cell-style-name="ce8"/>
        <table:table-column table:style-name="co11" table:default-cell-style-name="ce8"/>
        <table:table-column table:style-name="co12" table:default-cell-style-name="ce8"/>
        <table:table-column table:style-name="co13" table:number-columns-repeated="51" table:default-cell-style-name="ce8"/>
        <table:table-row table:style-name="ro1">
          <table:table-cell table:style-name="ce1" office:value-type="string" calcext:value-type="string">
            <text:p>MC</text:p>
          </table:table-cell>
          <table:table-cell table:style-name="ce32" office:value-type="string" calcext:value-type="string">
            <text:p>Pagina</text:p>
          </table:table-cell>
          <table:table-cell table:style-name="ce32" office:value-type="string" calcext:value-type="string">
            <text:p>Data</text:p>
          </table:table-cell>
          <table:table-cell table:style-name="ce32" office:value-type="string" calcext:value-type="string">
            <text:p>Rubrica</text:p>
          </table:table-cell>
          <table:table-cell office:value-type="string" calcext:value-type="string">
            <text:p>Titolo</text:p>
          </table:table-cell>
          <table:table-cell table:style-name="ce32" office:value-type="string" calcext:value-type="string">
            <text:p>Autore</text:p>
          </table:table-cell>
          <table:table-cell table:style-name="ce32" office:value-type="string" calcext:value-type="string">
            <text:p>Computer</text:p>
          </table:table-cell>
          <table:table-cell table:number-columns-repeated="2" table:style-name="ce32" office:value-type="string" calcext:value-type="string">
            <text:p>Link</text:p>
          </table:table-cell>
          <table:table-cell table:style-name="ce32" office:value-type="string" calcext:value-type="string">
            <text:p>Disponibile</text:p>
          </table:table-cell>
          <table:table-cell table:style-name="ce32" office:value-type="string" calcext:value-type="string">
            <text:p>Checksum</text:p>
          </table:table-cell>
          <table:table-cell table:style-name="ce32" office:value-type="string" calcext:value-type="string">
            <text:p>MC best</text:p>
          </table:table-cell>
          <table:table-cell table:style-name="ce32" office:value-type="string" calcext:value-type="string">
            <text:p>Gioco</text:p>
          </table:table-cell>
          <table:table-cell table:style-name="ce32" office:value-type="string" calcext:value-type="string">
            <text:p>Sorgente</text:p>
          </table:table-cell>
          <table:table-cell table:style-name="ce32" office:value-type="string" calcext:value-type="string">
            <text:p>Note</text:p>
          </table:table-cell>
          <table:table-cell table:style-name="ce28" table:number-columns-repeated="51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66" calcext:value-type="float">
            <text:p>66</text:p>
          </table:table-cell>
          <table:table-cell table:style-name="ce10" office:value-type="string" calcext:value-type="string">
            <text:p> 1982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UBIK-VIC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2];&quot;###000&quot;)&amp;&quot;/&quot;&amp;TEXT([.B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];&quot;###000&quot;)&amp;&quot;/#page/n&quot;&amp;TEXT([.B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http://www.digitanto.it/Articoli/ArchivioArticoli.htm</text:p>
          </table:table-cell>
          <table:table-cell office:value-type="string" calcext:value-type="string">
            <text:p>Errata corridge su MC13 pag. 28 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44" calcext:value-type="float">
            <text:p>44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VIC 20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3];&quot;###000&quot;)&amp;&quot;/&quot;&amp;TEXT([.B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];&quot;###000&quot;)&amp;&quot;/#page/n&quot;&amp;TEXT([.B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Programmi a pag 50/51.</text:p>
          </table:table-cell>
          <table:table-cell table:number-columns-repeated="51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2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 senza 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4];&quot;###000&quot;)&amp;&quot;/&quot;&amp;TEXT([.B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];&quot;###000&quot;)&amp;&quot;/#page/n&quot;&amp;TEXT([.B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e su MC16 pag. 64 e MC18 pag. 75. POKE44,36: POKE11264,0:NEW prima di caricare il programma.</text:p>
          </table:table-cell>
          <table:table-cell table:number-columns-repeated="51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2" calcext:value-type="float">
            <text:p>72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ALGORITMI</text:p>
          </table:table-cell>
          <table:table-cell office:value-type="string" calcext:value-type="string">
            <text:p>Shell-Metzer sort</text:p>
          </table:table-cell>
          <table:table-cell table:style-name="ce10" office:value-type="string" calcext:value-type="string">
            <text:p>Pierluigi Panunzi</text:p>
          </table:table-cell>
          <table:table-cell table:style-name="ce10" office:value-type="string" calcext:value-type="string">
            <text:p>CBM 8032</text:p>
          </table:table-cell>
          <table:table-cell table:style-name="ce21" table:formula="of:=HYPERLINK(&quot;http://www.issuu.com/adpware/docs/mc&quot;&amp;TEXT([.A5];&quot;###000&quot;)&amp;&quot;/&quot;&amp;TEXT([.B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];&quot;###000&quot;)&amp;&quot;/#page/n&quot;&amp;TEXT([.B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76" calcext:value-type="float">
            <text:p>76</text:p>
          </table:table-cell>
          <table:table-cell table:style-name="ce10" office:value-type="string" calcext:value-type="string">
            <text:p> 1983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ttacco medioevale</text:p>
          </table:table-cell>
          <table:table-cell table:style-name="ce10" office:value-type="string" calcext:value-type="string">
            <text:p>Claudio Massa, Torino 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6];&quot;###000&quot;)&amp;&quot;/&quot;&amp;TEXT([.B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];&quot;###000&quot;)&amp;&quot;/#page/n&quot;&amp;TEXT([.B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www.sleepingelephant.com/ipw-web/bulletin/bb/viewtopic.php?p=54732#p54732" xlink:type="simple">Digitato da saver71 http://www.sleepingelephant.com/ipw-web/bulletin/bb/viewtopic.php?p=54732#p54732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64" calcext:value-type="float">
            <text:p>64</text:p>
          </table:table-cell>
          <table:table-cell table:style-name="ce10" office:value-type="string" calcext:value-type="string">
            <text:p> 1983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a... più della scheda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7];&quot;###000&quot;)&amp;&quot;/&quot;&amp;TEXT([.B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];&quot;###000&quot;)&amp;&quot;/#page/n&quot;&amp;TEXT([.B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ta su MC17 pag. 23</text:p>
          </table:table-cell>
          <table:table-cell table:number-columns-repeated="5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79" calcext:value-type="float">
            <text:p>79</text:p>
          </table:table-cell>
          <table:table-cell table:style-name="ce10" office:value-type="string" calcext:value-type="string">
            <text:p> 1983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Renumber e Delet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8];&quot;###000&quot;)&amp;&quot;/&quot;&amp;TEXT([.B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];&quot;###000&quot;)&amp;&quot;/#page/n&quot;&amp;TEXT([.B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42" calcext:value-type="float">
            <text:p>42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64</text:p>
          </table:table-cell>
          <table:table-cell table:style-name="ce10" office:value-type="string" calcext:value-type="string">
            <text:p>Mauro di Lazza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];&quot;###000&quot;)&amp;&quot;/&quot;&amp;TEXT([.B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];&quot;###000&quot;)&amp;&quot;/#page/n&quot;&amp;TEXT([.B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10" office:value-type="string" calcext:value-type="string">
            <text:p> 1983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th Pack Hard Copy</text:p>
          </table:table-cell>
          <table:table-cell table:style-name="ce10" office:value-type="string" calcext:value-type="string">
            <text:p>Andrea De Prisco</text:p>
          </table:table-cell>
          <table:table-cell table:style-name="ce10"/>
          <table:table-cell table:style-name="ce21" table:formula="of:=HYPERLINK(&quot;http://www.issuu.com/adpware/docs/mc&quot;&amp;TEXT([.A10];&quot;###000&quot;)&amp;&quot;/&quot;&amp;TEXT([.B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];&quot;###000&quot;)&amp;&quot;/#page/n&quot;&amp;TEXT([.B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19" calcext:value-type="float">
            <text:p>19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Maze Labirinto 3D</text:p>
          </table:table-cell>
          <table:table-cell table:style-name="ce10" office:value-type="string" calcext:value-type="string">
            <text:p>Giuseppe Stanghellini, Medicina (BO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1];&quot;###000&quot;)&amp;&quot;/&quot;&amp;TEXT([.B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];&quot;###000&quot;)&amp;&quot;/#page/n&quot;&amp;TEXT([.B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10" office:value-type="string" calcext:value-type="string">
            <text:p>Listato corretto su MC21 pag. 75</text:p>
          </table:table-cell>
          <table:table-cell table:number-columns-repeated="51"/>
        </table:table-row>
        <table:table-row table:style-name="ro1">
          <table:table-cell table:style-name="ce2" office:value-type="float" office:value="20" calcext:value-type="float">
            <text:p>20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erge</text:p>
          </table:table-cell>
          <table:table-cell table:style-name="ce10" office:value-type="string" calcext:value-type="string">
            <text:p>Aurelio Tontini, Roma</text:p>
          </table:table-cell>
          <table:table-cell table:style-name="ce10"/>
          <table:table-cell table:style-name="ce21" table:formula="of:=HYPERLINK(&quot;http://www.issuu.com/adpware/docs/mc&quot;&amp;TEXT([.A12];&quot;###000&quot;)&amp;&quot;/&quot;&amp;TEXT([.B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];&quot;###000&quot;)&amp;&quot;/#page/n&quot;&amp;TEXT([.B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1" calcext:value-type="float">
            <text:p>21</text:p>
          </table:table-cell>
          <table:table-cell table:style-name="ce2" office:value-type="float" office:value="74" calcext:value-type="float">
            <text:p>74</text:p>
          </table:table-cell>
          <table:table-cell table:style-name="ce10" office:value-type="string" calcext:value-type="string">
            <text:p> 1983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On error goto</text:p>
          </table:table-cell>
          <table:table-cell table:style-name="ce10" office:value-type="string" calcext:value-type="string">
            <text:p>Adriano Vertua, Roma</text:p>
          </table:table-cell>
          <table:table-cell table:style-name="ce10"/>
          <table:table-cell table:style-name="ce21" table:formula="of:=HYPERLINK(&quot;http://www.issuu.com/adpware/docs/mc&quot;&amp;TEXT([.A13];&quot;###000&quot;)&amp;&quot;/&quot;&amp;TEXT([.B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];&quot;###000&quot;)&amp;&quot;/#page/n&quot;&amp;TEXT([.B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22" calcext:value-type="float">
            <text:p>22</text:p>
          </table:table-cell>
          <table:table-cell table:style-name="ce3" office:value-type="float" office:value="86" calcext:value-type="float">
            <text:p>86</text:p>
          </table:table-cell>
          <table:table-cell table:style-name="ce11" office:value-type="string" calcext:value-type="string">
            <text:p> 1983/09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Basal 2.1</text:p>
          </table:table-cell>
          <table:table-cell table:style-name="ce11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4];&quot;###000&quot;)&amp;&quot;/&quot;&amp;TEXT([.B1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];&quot;###000&quot;)&amp;&quot;/#page/n&quot;&amp;TEXT([.B14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<text:span text:style-name="T1"><text:a xlink:href="http://claudiolarini.altervista.org/pdf/BASAL21.pdf" xlink:type="simple">OCR da http://claudiolarini.altervista.org/pdf/BASAL21.pdf</text:a></text:span></text:p>
          </table:table-cell>
          <table:table-cell table:style-name="ce22" office:value-type="string" calcext:value-type="string">
            <text:p><text:span text:style-name="T1"><text:a xlink:href="http://sleepingelephant.com/ipw-web/bulletin/bb/viewtopic.php?t=6993" xlink:type="simple">http://sleepingelephant.com/ipw-web/bulletin/bb/viewtopic.php?t=6993</text:a></text:span>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88" calcext:value-type="float">
            <text:p>88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ta risoluzione sul CBM 64</text:p>
          </table:table-cell>
          <table:table-cell table:style-name="ce10" office:value-type="string" calcext:value-type="string">
            <text:p>Andrea Dami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];&quot;###000&quot;)&amp;&quot;/&quot;&amp;TEXT([.B1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];&quot;###000&quot;)&amp;&quot;/#page/n&quot;&amp;TEXT([.B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3" calcext:value-type="float">
            <text:p>23</text:p>
          </table:table-cell>
          <table:table-cell table:style-name="ce2" office:value-type="float" office:value="90" calcext:value-type="float">
            <text:p>90</text:p>
          </table:table-cell>
          <table:table-cell table:style-name="ce10" office:value-type="string" calcext:value-type="string">
            <text:p> 1983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C-MAN</text:p>
          </table:table-cell>
          <table:table-cell table:style-name="ce10" office:value-type="string" calcext:value-type="string">
            <text:p>Carlo Borreo, Imperi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6];&quot;###000&quot;)&amp;&quot;/&quot;&amp;TEXT([.B1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];&quot;###000&quot;)&amp;&quot;/#page/n&quot;&amp;TEXT([.B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<text:span text:style-name="T1"><text:a xlink:href="http://sleepingelephant.com/ipw-web/bulletin/bb/viewtopic.php?f=10&amp;t=4424&amp;start=45#p107403" xlink:type="simple">OCR da Andrea Musuruane. Revisione fatta usando digitazione fatta da vicist http://sleepingelephant.com/ipw-web/bulletin/bb/viewtopic.php?f=10&amp;t=4424&amp;start=45#p107403</text:a></text:span></text:p>
          </table:table-cell>
          <table:table-cell office:value-type="string" calcext:value-type="string">
            <text:p>Nota su MC27 pag. 101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87" calcext:value-type="float">
            <text:p>87</text:p>
          </table:table-cell>
          <table:table-cell table:style-name="ce10" office:value-type="string" calcext:value-type="string">
            <text:p> 1983/11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Conversioni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7];&quot;###000&quot;)&amp;&quot;/&quot;&amp;TEXT([.B1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];&quot;###000&quot;)&amp;&quot;/#page/n&quot;&amp;TEXT([.B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3" calcext:value-type="float">
            <text:p>93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Superlist 1.0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];&quot;###000&quot;)&amp;&quot;/&quot;&amp;TEXT([.B1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];&quot;###000&quot;)&amp;&quot;/#page/n&quot;&amp;TEXT([.B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Non si capisce il carattere alla linea 470 (non preclude il funzionamento del programma)</text:p>
          </table:table-cell>
          <table:table-cell table:number-columns-repeated="51"/>
        </table:table-row>
        <table:table-row table:style-name="ro1">
          <table:table-cell table:style-name="ce2" office:value-type="float" office:value="24" calcext:value-type="float">
            <text:p>24</text:p>
          </table:table-cell>
          <table:table-cell table:style-name="ce2" office:value-type="float" office:value="94" calcext:value-type="float">
            <text:p>94</text:p>
          </table:table-cell>
          <table:table-cell table:style-name="ce10" office:value-type="string" calcext:value-type="string">
            <text:p> 1983/1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Attiva tasti</text:p>
          </table:table-cell>
          <table:table-cell table:style-name="ce10" office:value-type="string" calcext:value-type="string">
            <text:p>Giampaolo Sica, Genov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9];&quot;###000&quot;)&amp;&quot;/&quot;&amp;TEXT([.B1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];&quot;###000&quot;)&amp;&quot;/#page/n&quot;&amp;TEXT([.B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2">
          <table:table-cell table:style-name="ce2" office:value-type="float" office:value="25" calcext:value-type="float">
            <text:p>25</text:p>
          </table:table-cell>
          <table:table-cell table:style-name="ce2" office:value-type="float" office:value="101" calcext:value-type="float">
            <text:p>101</text:p>
          </table:table-cell>
          <table:table-cell table:style-name="ce10" office:value-type="string" calcext:value-type="string">
            <text:p> 1983/12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Briscola</text:p>
          </table:table-cell>
          <table:table-cell table:style-name="ce10" office:value-type="string" calcext:value-type="string">
            <text:p>Carlo Borreo, Imperia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://www.issuu.com/adpware/docs/mc&quot;&amp;TEXT([.A20];&quot;###000&quot;)&amp;&quot;/&quot;&amp;TEXT([.B2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];&quot;###000&quot;)&amp;&quot;/#page/n&quot;&amp;TEXT([.B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VIC20: Digitato da saver71 http://www.sleepingelephant.com/ipw-web/bulletin/bb/viewtopic.php?p=68846#p68846</text:p>
            <text:p>C64: DISK9.D64 Collezione Renato Giussani  (tolta protezione e aggiunte righe mancanti)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6" calcext:value-type="float">
            <text:p>76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SOFTWARE</text:p>
          </table:table-cell>
          <table:table-cell office:value-type="string" calcext:value-type="string">
            <text:p>Vic Frogger</text:p>
          </table:table-cell>
          <table:table-cell table:style-name="ce11" office:value-type="string" calcext:value-type="string">
            <text:p>Maurizio Montalti, Bologna</text:p>
          </table:table-cell>
          <table:table-cell table:style-name="ce11" office:value-type="string" calcext:value-type="string">
            <text:p>VIC20 +3k</text:p>
          </table:table-cell>
          <table:table-cell table:style-name="ce21" table:formula="of:=HYPERLINK(&quot;http://www.issuu.com/adpware/docs/mc&quot;&amp;TEXT([.A21];&quot;###000&quot;)&amp;&quot;/&quot;&amp;TEXT([.B2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];&quot;###000&quot;)&amp;&quot;/#page/n&quot;&amp;TEXT([.B2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style-name="ce22" office:value-type="string" calcext:value-type="string">
            <text:p>Nota su MC29 pag. 116; Errata corridge su MC31 pag. 146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26" calcext:value-type="float">
            <text:p>26</text:p>
          </table:table-cell>
          <table:table-cell table:style-name="ce3" office:value-type="float" office:value="77" calcext:value-type="float">
            <text:p>77</text:p>
          </table:table-cell>
          <table:table-cell table:style-name="ce11" office:value-type="string" calcext:value-type="string">
            <text:p> 1984/01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Caricatore Basic</text:p>
          </table:table-cell>
          <table:table-cell table:style-name="ce11" office:value-type="string" calcext:value-type="string">
            <text:p>Leo Sorge</text:p>
          </table:table-cell>
          <table:table-cell table:style-name="ce11" office:value-type="string" calcext:value-type="string">
            <text:p>VIC20; C64</text:p>
          </table:table-cell>
          <table:table-cell table:style-name="ce21" table:formula="of:=HYPERLINK(&quot;http://www.issuu.com/adpware/docs/mc&quot;&amp;TEXT([.A22];&quot;###000&quot;)&amp;&quot;/&quot;&amp;TEXT([.B2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];&quot;###000&quot;)&amp;&quot;/#page/n&quot;&amp;TEXT([.B2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27" calcext:value-type="float">
            <text:p>27</text:p>
          </table:table-cell>
          <table:table-cell table:style-name="ce2" office:value-type="float" office:value="95" calcext:value-type="float">
            <text:p>95</text:p>
          </table:table-cell>
          <table:table-cell table:style-name="ce10" office:value-type="string" calcext:value-type="string">
            <text:p> 1984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1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23];&quot;###000&quot;)&amp;&quot;/&quot;&amp;TEXT([.B2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];&quot;###000&quot;)&amp;&quot;/#page/n&quot;&amp;TEXT([.B2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MA, un assemblatore per VIC-20 (2)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24];&quot;###000&quot;)&amp;&quot;/&quot;&amp;TEXT([.B2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];&quot;###000&quot;)&amp;&quot;/#page/n&quot;&amp;TEXT([.B2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2" calcext:value-type="float">
            <text:p>102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nd Prix</text:p>
          </table:table-cell>
          <table:table-cell table:style-name="ce10" office:value-type="string" calcext:value-type="string">
            <text:p>Daniele Vasi, Ravenn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25];&quot;###000&quot;)&amp;&quot;/&quot;&amp;TEXT([.B2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];&quot;###000&quot;)&amp;&quot;/#page/n&quot;&amp;TEXT([.B2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dge su MC31 pag. 146</text:p>
          </table:table-cell>
          <table:table-cell table:number-columns-repeated="51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CC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];&quot;###000&quot;)&amp;&quot;/&quot;&amp;TEXT([.B2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];&quot;###000&quot;)&amp;&quot;/#page/n&quot;&amp;TEXT([.B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<text:span text:style-name="T1"><text:a xlink:href="http://ready64.it/news/view_news.php?id=867" xlink:type="simple">Digitato da saver71 http://ready64.it/news/view_news.php?id=867</text:a></text:span></text:p>
          </table:table-cell>
          <table:table-cell table:number-columns-repeated="52"/>
        </table:table-row>
        <table:table-row table:style-name="ro1">
          <table:table-cell table:style-name="ce2" office:value-type="float" office:value="28" calcext:value-type="float">
            <text:p>28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ppend 64</text:p>
          </table:table-cell>
          <table:table-cell table:style-name="ce10" office:value-type="string" calcext:value-type="string">
            <text:p>Da Commodore Computing International dicembre 1983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];&quot;###000&quot;)&amp;&quot;/&quot;&amp;TEXT([.B2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];&quot;###000&quot;)&amp;&quot;/#page/n&quot;&amp;TEXT([.B2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55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91" calcext:value-type="float">
            <text:p>91</text:p>
          </table:table-cell>
          <table:table-cell table:style-name="ce10" office:value-type="string" calcext:value-type="string">
            <text:p> 1984/04</text:p>
          </table:table-cell>
          <table:table-cell table:style-name="ce11" office:value-type="string" calcext:value-type="string">
            <text:p>VIC-20 - C-64 SOFTWARE</text:p>
          </table:table-cell>
          <table:table-cell office:value-type="string" calcext:value-type="string">
            <text:p>Othello per VIC-20 e C-64</text:p>
          </table:table-cell>
          <table:table-cell table:style-name="ce10" office:value-type="string" calcext:value-type="string">
            <text:p>Andrea De Pris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28];&quot;###000&quot;)&amp;&quot;/&quot;&amp;TEXT([.B2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];&quot;###000&quot;)&amp;&quot;/#page/n&quot;&amp;TEXT([.B2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 office:value-type="string" calcext:value-type="string">
            <text:p>DISK5.D64 Collezione Renato Giussani </text:p>
          </table:table-cell>
          <table:table-cell table:style-name="ce10" office:value-type="string" calcext:value-type="string">
            <text:p>Errata corridge MC32 pag. 109</text:p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04" calcext:value-type="float">
            <text:p>104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 DA ZERO</text:p>
          </table:table-cell>
          <table:table-cell office:value-type="string" calcext:value-type="string">
            <text:p>Al telefono con VICTEL</text:p>
          </table:table-cell>
          <table:table-cell table:style-name="ce10" office:value-type="string" calcext:value-type="string">
            <text:p>Tommaso Pantuso</text:p>
          </table:table-cell>
          <table:table-cell table:style-name="ce10"/>
          <table:table-cell table:style-name="ce21" table:formula="of:=HYPERLINK(&quot;http://www.issuu.com/adpware/docs/mc&quot;&amp;TEXT([.A29];&quot;###000&quot;)&amp;&quot;/&quot;&amp;TEXT([.B2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];&quot;###000&quot;)&amp;&quot;/#page/n&quot;&amp;TEXT([.B2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office:value-type="string" calcext:value-type="string">
            <text:p>Errata corridge MC31 pag. 127</text:p>
          </table:table-cell>
          <table:table-cell table:number-columns-repeated="51"/>
        </table:table-row>
        <table:table-row table:style-name="ro3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serpentone per 64</text:p>
          </table:table-cell>
          <table:table-cell table:style-name="ce10" office:value-type="string" calcext:value-type="string">
            <text:p>Roberto Ceccarell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];&quot;###000&quot;)&amp;&quot;/&quot;&amp;TEXT([.B3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];&quot;###000&quot;)&amp;&quot;/#page/n&quot;&amp;TEXT([.B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5" office:value-type="string" calcext:value-type="string">
            <text:p><text:a xlink:href="http://ready64.it/giochi/list.php?collana=MC-Microcomputer" xlink:type="simple">Digitato da saver71 http://ready64.it/giochi/list.php?collana=MC-Microcomputer
DISK37.D64 + DISK25.D64 Collezione Renato Giussani</text:a>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pace Invaders</text:p>
          </table:table-cell>
          <table:table-cell table:style-name="ce10" office:value-type="string" calcext:value-type="string">
            <text:p>Mauro Da Lio, Spinea (VE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31];&quot;###000&quot;)&amp;&quot;/&quot;&amp;TEXT([.B3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];&quot;###000&quot;)&amp;&quot;/#page/n&quot;&amp;TEXT([.B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29" calcext:value-type="float">
            <text:p>29</text:p>
          </table:table-cell>
          <table:table-cell table:style-name="ce2" office:value-type="float" office:value="116" calcext:value-type="float">
            <text:p>116</text:p>
          </table:table-cell>
          <table:table-cell table:style-name="ce10" office:value-type="string" calcext:value-type="string">
            <text:p> 1984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croll per Loader</text:p>
          </table:table-cell>
          <table:table-cell table:style-name="ce10" office:value-type="string" calcext:value-type="string">
            <text:p>Marco Bodon, Padova</text:p>
          </table:table-cell>
          <table:table-cell table:style-name="ce10"/>
          <table:table-cell table:style-name="ce21" table:formula="of:=HYPERLINK(&quot;http://www.issuu.com/adpware/docs/mc&quot;&amp;TEXT([.A32];&quot;###000&quot;)&amp;&quot;/&quot;&amp;TEXT([.B3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2];&quot;###000&quot;)&amp;&quot;/#page/n&quot;&amp;TEXT([.B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0" calcext:value-type="float">
            <text:p>30</text:p>
          </table:table-cell>
          <table:table-cell table:style-name="ce2" office:value-type="float" office:value="81" calcext:value-type="float">
            <text:p>81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asmissione RTTY</text:p>
          </table:table-cell>
          <table:table-cell table:style-name="ce10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3];&quot;###000&quot;)&amp;&quot;/&quot;&amp;TEXT([.B3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3];&quot;###000&quot;)&amp;&quot;/#page/n&quot;&amp;TEXT([.B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232.D64 Collezione Renato Giussani</text:p>
          </table:table-cell>
          <table:table-cell table:number-columns-repeated="52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4" office:value-type="float" office:value="99" calcext:value-type="float">
            <text:p>99</text:p>
          </table:table-cell>
          <table:table-cell table:style-name="ce10" office:value-type="string" calcext:value-type="string">
            <text:p> 1984/05</text:p>
          </table:table-cell>
          <table:table-cell table:style-name="ce10" office:value-type="string" calcext:value-type="string">
            <text:p>C-64</text:p>
          </table:table-cell>
          <table:table-cell office:value-type="string" calcext:value-type="string">
            <text:p>Caratteri utente &amp; sprite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4];&quot;###000&quot;)&amp;&quot;/&quot;&amp;TEXT([.B3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4];&quot;###000&quot;)&amp;&quot;/#page/n&quot;&amp;TEXT([.B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80.D64 Collezione Renato Giussani (solo caratteri utente)</text:p>
          </table:table-cell>
          <table:table-cell table:style-name="ce15" office:value-type="string" calcext:value-type="string">
            <text:p>Nota su MC31 pag. 117</text:p>
            <text:p/>
          </table:table-cell>
          <table:table-cell table:number-columns-repeated="51"/>
        </table:table-row>
        <table:table-row table:style-name="ro1">
          <table:table-cell table:style-name="ce5" office:value-type="float" office:value="31" calcext:value-type="float">
            <text:p>31</text:p>
          </table:table-cell>
          <table:table-cell table:style-name="ce5" office:value-type="float" office:value="112" calcext:value-type="float">
            <text:p>112</text:p>
          </table:table-cell>
          <table:table-cell table:style-name="ce5" office:value-type="string" calcext:value-type="string">
            <text:p> 1984/06</text:p>
          </table:table-cell>
          <table:table-cell table:style-name="ce5" office:value-type="string" calcext:value-type="string">
            <text:p>C-64</text:p>
          </table:table-cell>
          <table:table-cell office:value-type="string" calcext:value-type="string">
            <text:p>Scrolling fine e grafica ad alta risoluzione</text:p>
          </table:table-cell>
          <table:table-cell table:style-name="ce19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5];&quot;###000&quot;)&amp;&quot;/&quot;&amp;TEXT([.B3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5];&quot;###000&quot;)&amp;&quot;/#page/n&quot;&amp;TEXT([.B3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ath pack su mc_microcomputer_01-30c36f.d64, con errori di digitazione.</text:p>
          </table:table-cell>
          <table:table-cell table:style-name="ce23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udio di prospettive</text:p>
          </table:table-cell>
          <table:table-cell table:style-name="ce10" office:value-type="string" calcext:value-type="string">
            <text:p>Giovanni Pezzi, Fenza (R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6];&quot;###000&quot;)&amp;&quot;/&quot;&amp;TEXT([.B3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6];&quot;###000&quot;)&amp;&quot;/#page/n&quot;&amp;TEXT([.B36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1" calcext:value-type="float">
            <text:p>31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4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ki</text:p>
          </table:table-cell>
          <table:table-cell table:style-name="ce10" office:value-type="string" calcext:value-type="string">
            <text:p>Daniele Torresan, Trevis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37];&quot;###000&quot;)&amp;&quot;/&quot;&amp;TEXT([.B3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7];&quot;###000&quot;)&amp;&quot;/#page/n&quot;&amp;TEXT([.B3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6" office:value-type="float" office:value="32" calcext:value-type="float">
            <text:p>32</text:p>
          </table:table-cell>
          <table:table-cell table:style-name="ce6" office:value-type="float" office:value="90" calcext:value-type="float">
            <text:p>90</text:p>
          </table:table-cell>
          <table:table-cell table:style-name="ce6" office:value-type="string" calcext:value-type="string">
            <text:p> 1984/07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Sintesi musicale e SID</text:p>
          </table:table-cell>
          <table:table-cell table:style-name="ce10" office:value-type="string" calcext:value-type="string">
            <text:p>Andrea De Prisco; 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8];&quot;###000&quot;)&amp;&quot;/&quot;&amp;TEXT([.B3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8];&quot;###000&quot;)&amp;&quot;/#page/n&quot;&amp;TEXT([.B3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porta parallela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9];&quot;###000&quot;)&amp;&quot;/&quot;&amp;TEXT([.B3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9];&quot;###000&quot;)&amp;&quot;/#page/n&quot;&amp;TEXT([.B3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7" calcext:value-type="float">
            <text:p>107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on/64</text:p>
          </table:table-cell>
          <table:table-cell table:style-name="ce10" office:value-type="string" calcext:value-type="string">
            <text:p>Fabrizi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0];&quot;###000&quot;)&amp;&quot;/&quot;&amp;TEXT([.B4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0];&quot;###000&quot;)&amp;&quot;/#page/n&quot;&amp;TEXT([.B4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5.D64 Collezione Renato Giussani</text:p>
          </table:table-cell>
          <table:table-cell office:value-type="string" calcext:value-type="string">
            <text:p>Leggermente diverso da quello in stampa (che non può funzionare per lo STOP alla riga 15)</text:p>
          </table:table-cell>
          <table:table-cell table:number-columns-repeated="51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08" calcext:value-type="float">
            <text:p>108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siamo il joystick (in Basic e LM)</text:p>
          </table:table-cell>
          <table:table-cell table:style-name="ce10" office:value-type="string" calcext:value-type="string">
            <text:p>Leo Sorg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1];&quot;###000&quot;)&amp;&quot;/&quot;&amp;TEXT([.B4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1];&quot;###000&quot;)&amp;&quot;/#page/n&quot;&amp;TEXT([.B41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-quiz: verifica dell'apprendimento</text:p>
          </table:table-cell>
          <table:table-cell table:style-name="ce10" office:value-type="string" calcext:value-type="string">
            <text:p>Luciano Bertini, Assago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42];&quot;###000&quot;)&amp;&quot;/&quot;&amp;TEXT([.B4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2];&quot;###000&quot;)&amp;&quot;/#page/n&quot;&amp;TEXT([.B42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2" calcext:value-type="float">
            <text:p>32</text:p>
          </table:table-cell>
          <table:table-cell table:style-name="ce2" office:value-type="float" office:value="112" calcext:value-type="float">
            <text:p>112</text:p>
          </table:table-cell>
          <table:table-cell table:style-name="ce10" office:value-type="string" calcext:value-type="string">
            <text:p> 1984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attino</text:p>
          </table:table-cell>
          <table:table-cell table:style-name="ce10" office:value-type="string" calcext:value-type="string">
            <text:p>Roberto Rimini, Cannizzaro (CT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43];&quot;###000&quot;)&amp;&quot;/&quot;&amp;TEXT([.B4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3];&quot;###000&quot;)&amp;&quot;/#page/n&quot;&amp;TEXT([.B43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ore alla riga 54: K=K-J (e non K=K-1)</text:p>
          </table:table-cell>
          <table:table-cell table:number-columns-repeated="51"/>
        </table:table-row>
        <table:table-row table:style-name="ro1">
          <table:table-cell table:style-name="ce6" office:value-type="float" office:value="33" calcext:value-type="float">
            <text:p>33</text:p>
          </table:table-cell>
          <table:table-cell table:style-name="ce6" office:value-type="float" office:value="113" calcext:value-type="float">
            <text:p>113</text:p>
          </table:table-cell>
          <table:table-cell table:style-name="ce6" office:value-type="string" calcext:value-type="string">
            <text:p> 1984/09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I segreti del disco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4];&quot;###000&quot;)&amp;&quot;/&quot;&amp;TEXT([.B4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4];&quot;###000&quot;)&amp;&quot;/#page/n&quot;&amp;TEXT([.B44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omtel</text:p>
          </table:table-cell>
          <table:table-cell table:style-name="ce10" office:value-type="string" calcext:value-type="string">
            <text:p>Giacomo Lo Vecchio, Messi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5];&quot;###000&quot;)&amp;&quot;/&quot;&amp;TEXT([.B4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5];&quot;###000&quot;)&amp;&quot;/#page/n&quot;&amp;TEXT([.B45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hase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46];&quot;###000&quot;)&amp;&quot;/&quot;&amp;TEXT([.B4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6];&quot;###000&quot;)&amp;&quot;/#page/n&quot;&amp;TEXT([.B4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3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calcolatore</text:p>
          </table:table-cell>
          <table:table-cell table:style-name="ce10" office:value-type="string" calcext:value-type="string">
            <text:p>Dino Ticli, Lecco</text:p>
          </table:table-cell>
          <table:table-cell table:style-name="ce10"/>
          <table:table-cell table:style-name="ce21" table:formula="of:=HYPERLINK(&quot;http://www.issuu.com/adpware/docs/mc&quot;&amp;TEXT([.A47];&quot;###000&quot;)&amp;&quot;/&quot;&amp;TEXT([.B4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7];&quot;###000&quot;)&amp;&quot;/#page/n&quot;&amp;TEXT([.B47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3" calcext:value-type="float">
            <text:p>33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4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Zigurat</text:p>
          </table:table-cell>
          <table:table-cell table:style-name="ce10" office:value-type="string" calcext:value-type="string">
            <text:p>Claudio Rocchini, Firenz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48];&quot;###000&quot;)&amp;&quot;/&quot;&amp;TEXT([.B4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8];&quot;###000&quot;)&amp;&quot;/#page/n&quot;&amp;TEXT([.B48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http://www.rockini.name/gaming/index.html</text:p>
          </table:table-cell>
          <table:table-cell table:number-columns-repeated="51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VIC SPRITE</text:p>
          </table:table-cell>
          <table:table-cell table:style-name="ce10" office:value-type="string" calcext:value-type="string">
            <text:p>Massimo Gaido, Tavernette di Cumiana (TO)</text:p>
          </table:table-cell>
          <table:table-cell table:style-name="ce10"/>
          <table:table-cell table:style-name="ce21" table:formula="of:=HYPERLINK(&quot;http://www.issuu.com/adpware/docs/mc&quot;&amp;TEXT([.A49];&quot;###000&quot;)&amp;&quot;/&quot;&amp;TEXT([.B4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49];&quot;###000&quot;)&amp;&quot;/#page/n&quot;&amp;TEXT([.B49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uello siderale</text:p>
          </table:table-cell>
          <table:table-cell table:style-name="ce10" office:value-type="string" calcext:value-type="string">
            <text:p>Bruno Bersani, Par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50];&quot;###000&quot;)&amp;&quot;/&quot;&amp;TEXT([.B5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0];&quot;###000&quot;)&amp;&quot;/#page/n&quot;&amp;TEXT([.B50];&quot;###000&quot;);&quot;archive.org&quot;)" office:value-type="string" office:string-value="archive.org" calcext:value-type="string">
            <text:p>archive.org</text:p>
          </table:table-cell>
          <table:table-cell table:style-name="ce19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4">
          <table:table-cell table:style-name="ce2" office:value-type="float" office:value="34" calcext:value-type="float">
            <text:p>34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4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eadsheet</text:p>
          </table:table-cell>
          <table:table-cell table:style-name="ce15" office:value-type="string" calcext:value-type="string">
            <text:p>Giorgio Leo Rutigliano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1];&quot;###000&quot;)&amp;&quot;/&quot;&amp;TEXT([.B5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1];&quot;###000&quot;)&amp;&quot;/#page/n&quot;&amp;TEXT([.B5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MC Best</text:p>
            <text:p>DISK260.D64 Collezione Renato Giussani</text:p>
            <text:p>mc_microcomputer_01-30c36f.d64</text:p>
          </table:table-cell>
          <table:table-cell table:style-name="ce15" office:value-type="string" calcext:value-type="string">
            <text:p>Errata corridge su MC36 pag. 155</text:p>
            <text:p/>
          </table:table-cell>
          <table:table-cell table:number-columns-repeated="51"/>
        </table:table-row>
        <table:table-row table:style-name="ro1">
          <table:table-cell table:style-name="ce7" office:value-type="float" office:value="35" calcext:value-type="float">
            <text:p>35</text:p>
          </table:table-cell>
          <table:table-cell table:style-name="ce7" office:value-type="float" office:value="119" calcext:value-type="float">
            <text:p>119</text:p>
          </table:table-cell>
          <table:table-cell table:style-name="ce7" office:value-type="string" calcext:value-type="string">
            <text:p> 1984/11</text:p>
          </table:table-cell>
          <table:table-cell table:style-name="ce7" office:value-type="string" calcext:value-type="string">
            <text:p>C-64</text:p>
          </table:table-cell>
          <table:table-cell office:value-type="string" calcext:value-type="string">
            <text:p>L'ADP Basic: (1) 51 nuovi comandi</text:p>
          </table:table-cell>
          <table:table-cell table:style-name="ce18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2];&quot;###000&quot;)&amp;&quot;/&quot;&amp;TEXT([.B5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2];&quot;###000&quot;)&amp;&quot;/#page/n&quot;&amp;TEXT([.B5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1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26" office:value-type="string" calcext:value-type="string">
            <text:p>DISK62.D64 Collezione Renato Giussani</text:p>
          </table:table-cell>
          <table:table-cell table:style-name="ce26" office:value-type="string" calcext:value-type="string">
            <text:p>C’erano delle righe corrotte e alcuni errori di digitazione.</text:p>
          </table:table-cell>
          <table:table-cell table:style-name="ce26"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on</text:p>
          </table:table-cell>
          <table:table-cell table:style-name="ce10" office:value-type="string" calcext:value-type="string">
            <text:p>Marco Casazza Mont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3];&quot;###000&quot;)&amp;&quot;/&quot;&amp;TEXT([.B5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3];&quot;###000&quot;)&amp;&quot;/#page/n&quot;&amp;TEXT([.B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a seconda sequenza riprodotta fa due volte la prima nota (verificare listato)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3" calcext:value-type="float">
            <text:p>133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ilancio Familiare</text:p>
          </table:table-cell>
          <table:table-cell table:style-name="ce10" office:value-type="string" calcext:value-type="string">
            <text:p>Pierluigi Massimo Laviola, Bar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4];&quot;###000&quot;)&amp;&quot;/&quot;&amp;TEXT([.B5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4];&quot;###000&quot;)&amp;&quot;/#page/n&quot;&amp;TEXT([.B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Vedere errata corridge MC37 pag 131</text:p>
          </table:table-cell>
          <table:table-cell table:number-columns-repeated="51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stogrammi tridimensionali</text:p>
          </table:table-cell>
          <table:table-cell table:style-name="ce10" office:value-type="string" calcext:value-type="string">
            <text:p>Daniel Sarfat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5];&quot;###000&quot;)&amp;&quot;/&quot;&amp;TEXT([.B5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5];&quot;###000&quot;)&amp;&quot;/#page/n&quot;&amp;TEXT([.B5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rasformate stella/triangolo e triangolo/stella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/>
          <table:table-cell table:style-name="ce21" table:formula="of:=HYPERLINK(&quot;http://www.issuu.com/adpware/docs/mc&quot;&amp;TEXT([.A56];&quot;###000&quot;)&amp;&quot;/&quot;&amp;TEXT([.B5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6];&quot;###000&quot;)&amp;&quot;/#page/n&quot;&amp;TEXT([.B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eep Software</text:p>
          </table:table-cell>
          <table:table-cell table:style-name="ce10" office:value-type="string" calcext:value-type="string">
            <text:p>Roberto Vicario, Monticello Conte Otto (VI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57];&quot;###000&quot;)&amp;&quot;/&quot;&amp;TEXT([.B5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7];&quot;###000&quot;)&amp;&quot;/#page/n&quot;&amp;TEXT([.B5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5" calcext:value-type="float">
            <text:p>35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4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cula</text:p>
          </table:table-cell>
          <table:table-cell table:style-name="ce10" office:value-type="string" calcext:value-type="string">
            <text:p>Roberto Iod, Borgosesia (VC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58];&quot;###000&quot;)&amp;&quot;/&quot;&amp;TEXT([.B5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8];&quot;###000&quot;)&amp;&quot;/#page/n&quot;&amp;TEXT([.B5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6" calcext:value-type="float">
            <text:p>36</text:p>
          </table:table-cell>
          <table:table-cell table:style-name="ce6" office:value-type="float" office:value="133" calcext:value-type="float">
            <text:p>133</text:p>
          </table:table-cell>
          <table:table-cell table:style-name="ce6" office:value-type="string" calcext:value-type="string">
            <text:p> 1984/1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59];&quot;###000&quot;)&amp;&quot;/&quot;&amp;TEXT([.B5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59];&quot;###000&quot;)&amp;&quot;/#page/n&quot;&amp;TEXT([.B5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55" calcext:value-type="float">
            <text:p>155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Dark Wood</text:p>
          </table:table-cell>
          <table:table-cell table:style-name="ce10" office:value-type="string" calcext:value-type="string">
            <text:p>Luigi Bevilacqua, Busser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0];&quot;###000&quot;)&amp;&quot;/&quot;&amp;TEXT([.B6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0];&quot;###000&quot;)&amp;&quot;/#page/n&quot;&amp;TEXT([.B6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/>
          <table:table-cell table:style-name="ce15" office:value-type="string" calcext:value-type="string">
            <text:p>Versione 64: <text:a xlink:href="https://ready64.org/giochi/scheda_gioco/id/1400/dark-wood-the" xlink:type="simple">https://ready64.org/giochi/scheda_gioco/id/1400/dark-wood-the</text:a></text:p>
            <text:p>Porting per VIC-20: <text:a xlink:href="http://sleepingelephant.com/ipw-web/bulletin/bb/viewtopic.php?f=13&amp;t=5162&amp;p=60542#p60542" xlink:type="simple">http://sleepingelephant.com/ipw-web/bulletin/bb/viewtopic.php?f=13&amp;t=5162&amp;p=60542#p60542</text:a></text:p>
          </table:table-cell>
          <table:table-cell table:number-columns-repeated="51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RINT AT in L</text:p>
          </table:table-cell>
          <table:table-cell table:style-name="ce10" office:value-type="string" calcext:value-type="string">
            <text:p>Luca Arcostanzo, Tori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1];&quot;###000&quot;)&amp;&quot;/&quot;&amp;TEXT([.B6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1];&quot;###000&quot;)&amp;&quot;/#page/n&quot;&amp;TEXT([.B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4" calcext:value-type="float">
            <text:p>164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xtended Basic per VIC-20</text:p>
          </table:table-cell>
          <table:table-cell table:style-name="ce10" office:value-type="string" calcext:value-type="string">
            <text:p>Enrico e Nicola Gobbetti, Giubiasco (Svizzera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62];&quot;###000&quot;)&amp;&quot;/&quot;&amp;TEXT([.B6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2];&quot;###000&quot;)&amp;&quot;/#page/n&quot;&amp;TEXT([.B6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6" calcext:value-type="float">
            <text:p>36</text:p>
          </table:table-cell>
          <table:table-cell table:style-name="ce2" office:value-type="float" office:value="167" calcext:value-type="float">
            <text:p>167</text:p>
          </table:table-cell>
          <table:table-cell table:style-name="ce10" office:value-type="string" calcext:value-type="string">
            <text:p> 1984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reman</text:p>
          </table:table-cell>
          <table:table-cell table:style-name="ce10" office:value-type="string" calcext:value-type="string">
            <text:p>Adriano De Minicis, Lignano Sabbiadoro (UD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63];&quot;###000&quot;)&amp;&quot;/&quot;&amp;TEXT([.B6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3];&quot;###000&quot;)&amp;&quot;/#page/n&quot;&amp;TEXT([.B6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37" calcext:value-type="float">
            <text:p>37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1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3) P come Plot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4];&quot;###000&quot;)&amp;&quot;/&quot;&amp;TEXT([.B6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4];&quot;###000&quot;)&amp;&quot;/#page/n&quot;&amp;TEXT([.B6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raw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://www.issuu.com/adpware/docs/mc&quot;&amp;TEXT([.A65];&quot;###000&quot;)&amp;&quot;/&quot;&amp;TEXT([.B6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5];&quot;###000&quot;)&amp;&quot;/#page/n&quot;&amp;TEXT([.B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-New e Anti-Reset</text:p>
          </table:table-cell>
          <table:table-cell table:style-name="ce10" office:value-type="string" calcext:value-type="string">
            <text:p>M. Menichelli, Fiesole (FI)</text:p>
          </table:table-cell>
          <table:table-cell table:style-name="ce10"/>
          <table:table-cell table:style-name="ce21" table:formula="of:=HYPERLINK(&quot;http://www.issuu.com/adpware/docs/mc&quot;&amp;TEXT([.A66];&quot;###000&quot;)&amp;&quot;/&quot;&amp;TEXT([.B6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6];&quot;###000&quot;)&amp;&quot;/#page/n&quot;&amp;TEXT([.B6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onostici</text:p>
          </table:table-cell>
          <table:table-cell table:style-name="ce10" office:value-type="string" calcext:value-type="string">
            <text:p>Vincenzo Agosto, Catanzaro</text:p>
          </table:table-cell>
          <table:table-cell table:style-name="ce10"/>
          <table:table-cell table:style-name="ce21" table:formula="of:=HYPERLINK(&quot;http://www.issuu.com/adpware/docs/mc&quot;&amp;TEXT([.A67];&quot;###000&quot;)&amp;&quot;/&quot;&amp;TEXT([.B6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7];&quot;###000&quot;)&amp;&quot;/#page/n&quot;&amp;TEXT([.B6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tocalcio: sistemi ridotti</text:p>
          </table:table-cell>
          <table:table-cell table:style-name="ce10" office:value-type="string" calcext:value-type="string">
            <text:p>Roberto Squar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8];&quot;###000&quot;)&amp;&quot;/&quot;&amp;TEXT([.B6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8];&quot;###000&quot;)&amp;&quot;/#page/n&quot;&amp;TEXT([.B6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rchetes</text:p>
          </table:table-cell>
          <table:table-cell table:style-name="ce10" office:value-type="string" calcext:value-type="string">
            <text:p>Claudio Bacchi, Mendola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69];&quot;###000&quot;)&amp;&quot;/&quot;&amp;TEXT([.B6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69];&quot;###000&quot;)&amp;&quot;/#page/n&quot;&amp;TEXT([.B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7" calcext:value-type="float">
            <text:p>37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quazioni parametriche</text:p>
          </table:table-cell>
          <table:table-cell table:style-name="ce10" office:value-type="string" calcext:value-type="string">
            <text:p>Marco Cardin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70];&quot;###000&quot;)&amp;&quot;/&quot;&amp;TEXT([.B7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0];&quot;###000&quot;)&amp;&quot;/#page/n&quot;&amp;TEXT([.B7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46" calcext:value-type="float">
            <text:p>46</text:p>
          </table:table-cell>
          <table:table-cell table:style-name="ce6" office:value-type="string" calcext:value-type="string">
            <text:p> 1985/02</text:p>
          </table:table-cell>
          <table:table-cell table:style-name="ce10" office:value-type="string" calcext:value-type="string">
            <text:p>PROVE COMPUTER</text:p>
          </table:table-cell>
          <table:table-cell office:value-type="string" calcext:value-type="string">
            <text:p>Commodore C16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6</text:p>
          </table:table-cell>
          <table:table-cell table:style-name="ce21" table:formula="of:=HYPERLINK(&quot;http://www.issuu.com/adpware/docs/mc&quot;&amp;TEXT([.A71];&quot;###000&quot;)&amp;&quot;/&quot;&amp;TEXT([.B7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1];&quot;###000&quot;)&amp;&quot;/#page/n&quot;&amp;TEXT([.B7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8" calcext:value-type="float">
            <text:p>38</text:p>
          </table:table-cell>
          <table:table-cell table:style-name="ce6" office:value-type="float" office:value="114" calcext:value-type="float">
            <text:p>114</text:p>
          </table:table-cell>
          <table:table-cell table:style-name="ce6" office:value-type="string" calcext:value-type="string">
            <text:p> 1985/02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4) P come printer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72];&quot;###000&quot;)&amp;&quot;/&quot;&amp;TEXT([.B7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2];&quot;###000&quot;)&amp;&quot;/#page/n&quot;&amp;TEXT([.B7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5"/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stogrammi</text:p>
          </table:table-cell>
          <table:table-cell table:style-name="ce10" office:value-type="string" calcext:value-type="string">
            <text:p>Fabrizio Pascolini, Ost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73];&quot;###000&quot;)&amp;&quot;/&quot;&amp;TEXT([.B7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3];&quot;###000&quot;)&amp;&quot;/#page/n&quot;&amp;TEXT([.B7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RINT AT</text:p>
          </table:table-cell>
          <table:table-cell table:style-name="ce10" office:value-type="string" calcext:value-type="string">
            <text:p>Francesco De Colle, Civitavecchia (RM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74];&quot;###000&quot;)&amp;&quot;/&quot;&amp;TEXT([.B7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4];&quot;###000&quot;)&amp;&quot;/#page/n&quot;&amp;TEXT([.B7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C/C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://www.issuu.com/adpware/docs/mc&quot;&amp;TEXT([.A75];&quot;###000&quot;)&amp;&quot;/&quot;&amp;TEXT([.B7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5];&quot;###000&quot;)&amp;&quot;/#page/n&quot;&amp;TEXT([.B7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Adattamento al VIC20 della versione pubblicata su MC28 per il C64.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NTI LIST</text:p>
          </table:table-cell>
          <table:table-cell table:style-name="ce10" office:value-type="string" calcext:value-type="string">
            <text:p>Antonio Cassatella, Roma</text:p>
          </table:table-cell>
          <table:table-cell table:style-name="ce10"/>
          <table:table-cell table:style-name="ce21" table:formula="of:=HYPERLINK(&quot;http://www.issuu.com/adpware/docs/mc&quot;&amp;TEXT([.A76];&quot;###000&quot;)&amp;&quot;/&quot;&amp;TEXT([.B7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6];&quot;###000&quot;)&amp;&quot;/#page/n&quot;&amp;TEXT([.B7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ispersione termica</text:p>
          </table:table-cell>
          <table:table-cell table:style-name="ce10" office:value-type="string" calcext:value-type="string">
            <text:p>Marco Mastri, Ancona</text:p>
          </table:table-cell>
          <table:table-cell table:style-name="ce10"/>
          <table:table-cell table:style-name="ce21" table:formula="of:=HYPERLINK(&quot;http://www.issuu.com/adpware/docs/mc&quot;&amp;TEXT([.A77];&quot;###000&quot;)&amp;&quot;/&quot;&amp;TEXT([.B7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7];&quot;###000&quot;)&amp;&quot;/#page/n&quot;&amp;TEXT([.B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acchina del tempo</text:p>
          </table:table-cell>
          <table:table-cell table:style-name="ce10" office:value-type="string" calcext:value-type="string">
            <text:p>Marco Lenci, Corinaldo (AN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78];&quot;###000&quot;)&amp;&quot;/&quot;&amp;TEXT([.B7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8];&quot;###000&quot;)&amp;&quot;/#page/n&quot;&amp;TEXT([.B7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Errata corridge su MC40 pag. 132</text:p>
          </table:table-cell>
          <table:table-cell table:number-columns-repeated="51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dprocessor</text:p>
          </table:table-cell>
          <table:table-cell table:style-name="ce10" office:value-type="string" calcext:value-type="string">
            <text:p>Ermanno Mantovani, S. Antonio in M. Novi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79];&quot;###000&quot;)&amp;&quot;/&quot;&amp;TEXT([.B7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79];&quot;###000&quot;)&amp;&quot;/#page/n&quot;&amp;TEXT([.B7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elicopt</text:p>
          </table:table-cell>
          <table:table-cell table:style-name="ce10" office:value-type="string" calcext:value-type="string">
            <text:p>Roberto Lombardelli, Alseno (PC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0];&quot;###000&quot;)&amp;&quot;/&quot;&amp;TEXT([.B8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0];&quot;###000&quot;)&amp;&quot;/#page/n&quot;&amp;TEXT([.B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viamo in verticale</text:p>
          </table:table-cell>
          <table:table-cell table:style-name="ce10" office:value-type="string" calcext:value-type="string">
            <text:p>Vittorio Ciacc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1];&quot;###000&quot;)&amp;&quot;/&quot;&amp;TEXT([.B8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1];&quot;###000&quot;)&amp;&quot;/#page/n&quot;&amp;TEXT([.B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8" calcext:value-type="float">
            <text:p>38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utorun del disco</text:p>
          </table:table-cell>
          <table:table-cell table:style-name="ce10" office:value-type="string" calcext:value-type="string">
            <text:p>Luciano Usuelli, Vares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2];&quot;###000&quot;)&amp;&quot;/&quot;&amp;TEXT([.B8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2];&quot;###000&quot;)&amp;&quot;/#page/n&quot;&amp;TEXT([.B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6" office:value-type="float" office:value="39" calcext:value-type="float">
            <text:p>39</text:p>
          </table:table-cell>
          <table:table-cell table:style-name="ce6" office:value-type="float" office:value="112" calcext:value-type="float">
            <text:p>112</text:p>
          </table:table-cell>
          <table:table-cell table:style-name="ce6" office:value-type="string" calcext:value-type="string">
            <text:p> 1985/03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L'ADP Basic: (5) gli ultimi 6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3];&quot;###000&quot;)&amp;&quot;/&quot;&amp;TEXT([.B8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3];&quot;###000&quot;)&amp;&quot;/#page/n&quot;&amp;TEXT([.B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MC Best; DISK80.D64 Collezione Renato Giussani (differenze?)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3" calcext:value-type="float">
            <text:p>123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ccordi per chitarra</text:p>
          </table:table-cell>
          <table:table-cell table:style-name="ce10" office:value-type="string" calcext:value-type="string">
            <text:p>Massimo Rodolfi, Bergamo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84];&quot;###000&quot;)&amp;&quot;/&quot;&amp;TEXT([.B8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4];&quot;###000&quot;)&amp;&quot;/#page/n&quot;&amp;TEXT([.B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Bowling</text:p>
          </table:table-cell>
          <table:table-cell table:style-name="ce10" office:value-type="string" calcext:value-type="string">
            <text:p>Giorgio Matelerkamp, Varese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85];&quot;###000&quot;)&amp;&quot;/&quot;&amp;TEXT([.B8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5];&quot;###000&quot;)&amp;&quot;/#page/n&quot;&amp;TEXT([.B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14.D64 Collezione Renato Giussani</text:p>
          </table:table-cell>
          <table:table-cell table:style-name="ce15" office:value-type="string" calcext:value-type="string">
            <text:p>Rubato da Papersoft Anno I - Numero 5, 13 Luglio 1984</text:p>
          </table:table-cell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5" calcext:value-type="float">
            <text:p>125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iramide di Iunnuh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86];&quot;###000&quot;)&amp;&quot;/&quot;&amp;TEXT([.B8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6];&quot;###000&quot;)&amp;&quot;/#page/n&quot;&amp;TEXT([.B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style-name="ce27"/>
          <table:table-cell table:number-columns-repeated="51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sta programmi</text:p>
          </table:table-cell>
          <table:table-cell table:style-name="ce10" office:value-type="string" calcext:value-type="string">
            <text:p>Dino Ticli, Lecc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87];&quot;###000&quot;)&amp;&quot;/&quot;&amp;TEXT([.B8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7];&quot;###000&quot;)&amp;&quot;/#page/n&quot;&amp;TEXT([.B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C64: 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1" calcext:value-type="float">
            <text:p>131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a grafica</text:p>
          </table:table-cell>
          <table:table-cell table:style-name="ce10" office:value-type="string" calcext:value-type="string">
            <text:p>Alberto Ghizzoni, Segrate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8];&quot;###000&quot;)&amp;&quot;/&quot;&amp;TEXT([.B8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8];&quot;###000&quot;)&amp;&quot;/#page/n&quot;&amp;TEXT([.B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39" calcext:value-type="float">
            <text:p>39</text:p>
          </table:table-cell>
          <table:table-cell table:style-name="ce2" office:value-type="float" office:value="134" calcext:value-type="float">
            <text:p>134</text:p>
          </table:table-cell>
          <table:table-cell table:style-name="ce10" office:value-type="string" calcext:value-type="string">
            <text:p> 1985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oliamo</text:p>
          </table:table-cell>
          <table:table-cell table:style-name="ce10" office:value-type="string" calcext:value-type="string">
            <text:p>Davide Pitto, Gen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89];&quot;###000&quot;)&amp;&quot;/&quot;&amp;TEXT([.B8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89];&quot;###000&quot;)&amp;&quot;/#page/n&quot;&amp;TEXT([.B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5" office:value-type="string" calcext:value-type="string">
            <text:p>MC Best</text:p>
            <text:p>DISK59.D64 Collezione Renato Giussani</text:p>
          </table:table-cell>
          <table:table-cell office:value-type="string" calcext:value-type="string">
            <text:p>http://ready64.it/giochi/list.php?collana=MC-Microcomputer</text:p>
          </table:table-cell>
          <table:table-cell table:number-columns-repeated="51"/>
        </table:table-row>
        <table:table-row table:style-name="ro3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06" calcext:value-type="float">
            <text:p>10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LE BASI DEL DATA BASE</text:p>
          </table:table-cell>
          <table:table-cell office:value-type="string" calcext:value-type="string">
            <text:p>DBMS: costruiamo un data base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0];&quot;###000&quot;)&amp;&quot;/&quot;&amp;TEXT([.B9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0];&quot;###000&quot;)&amp;&quot;/#page/n&quot;&amp;TEXT([.B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56.D64 Collezione Renato Giussani</text:p>
          </table:table-cell>
          <table:table-cell table:number-columns-repeated="52"/>
        </table:table-row>
        <table:table-row table:style-name="ro1">
          <table:table-cell table:style-name="ce6" office:value-type="float" office:value="40" calcext:value-type="float">
            <text:p>40</text:p>
          </table:table-cell>
          <table:table-cell table:style-name="ce6" office:value-type="float" office:value="120" calcext:value-type="float">
            <text:p>120</text:p>
          </table:table-cell>
          <table:table-cell table:style-name="ce6" office:value-type="string" calcext:value-type="string">
            <text:p> 1985/04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1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1];&quot;###000&quot;)&amp;&quot;/&quot;&amp;TEXT([.B9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1];&quot;###000&quot;)&amp;&quot;/#page/n&quot;&amp;TEXT([.B9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eep per Commodore 64</text:p>
          </table:table-cell>
          <table:table-cell table:style-name="ce10" office:value-type="string" calcext:value-type="string">
            <text:p>Luigi Ciarlantini, Raven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2];&quot;###000&quot;)&amp;&quot;/&quot;&amp;TEXT([.B9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2];&quot;###000&quot;)&amp;&quot;/#page/n&quot;&amp;TEXT([.B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a continua directory</text:p>
          </table:table-cell>
          <table:table-cell table:style-name="ce10" office:value-type="string" calcext:value-type="string">
            <text:p>Vittorio Frangilli, Gallarat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3];&quot;###000&quot;)&amp;&quot;/&quot;&amp;TEXT([.B9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3];&quot;###000&quot;)&amp;&quot;/#page/n&quot;&amp;TEXT([.B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ntireset per Commodore 64</text:p>
          </table:table-cell>
          <table:table-cell table:style-name="ce10" office:value-type="string" calcext:value-type="string">
            <text:p>Massimiliano Aldier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4];&quot;###000&quot;)&amp;&quot;/&quot;&amp;TEXT([.B9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4];&quot;###000&quot;)&amp;&quot;/#page/n&quot;&amp;TEXT([.B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arabeo</text:p>
          </table:table-cell>
          <table:table-cell table:style-name="ce10" office:value-type="string" calcext:value-type="string">
            <text:p>Stefano Liberat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5];&quot;###000&quot;)&amp;&quot;/&quot;&amp;TEXT([.B9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5];&quot;###000&quot;)&amp;&quot;/#page/n&quot;&amp;TEXT([.B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to ridotto</text:p>
          </table:table-cell>
          <table:table-cell table:style-name="ce10" office:value-type="string" calcext:value-type="string">
            <text:p>Marco Mastri, S. Marcello (AN)</text:p>
          </table:table-cell>
          <table:table-cell table:style-name="ce10"/>
          <table:table-cell table:style-name="ce21" table:formula="of:=HYPERLINK(&quot;http://www.issuu.com/adpware/docs/mc&quot;&amp;TEXT([.A96];&quot;###000&quot;)&amp;&quot;/&quot;&amp;TEXT([.B9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6];&quot;###000&quot;)&amp;&quot;/#page/n&quot;&amp;TEXT([.B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0" calcext:value-type="float">
            <text:p>40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l castello</text:p>
          </table:table-cell>
          <table:table-cell table:style-name="ce10" office:value-type="string" calcext:value-type="string">
            <text:p>Marco Pietrucci, S. Maria a Colle (LU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97];&quot;###000&quot;)&amp;&quot;/&quot;&amp;TEXT([.B9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7];&quot;###000&quot;)&amp;&quot;/#page/n&quot;&amp;TEXT([.B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6" office:value-type="float" office:value="41" calcext:value-type="float">
            <text:p>41</text:p>
          </table:table-cell>
          <table:table-cell table:style-name="ce6" office:value-type="float" office:value="122" calcext:value-type="float">
            <text:p>122</text:p>
          </table:table-cell>
          <table:table-cell table:style-name="ce6" office:value-type="string" calcext:value-type="string">
            <text:p> 1985/05</text:p>
          </table:table-cell>
          <table:table-cell table:style-name="ce6" office:value-type="string" calcext:value-type="string">
            <text:p>C-64</text:p>
          </table:table-cell>
          <table:table-cell office:value-type="string" calcext:value-type="string">
            <text:p>Gestione delle interruzioni (2)</text:p>
          </table:table-cell>
          <table:table-cell table:style-name="ce17" office:value-type="string" calcext:value-type="string">
            <text:p>Andrea de Prisco 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98];&quot;###000&quot;)&amp;&quot;/&quot;&amp;TEXT([.B9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8];&quot;###000&quot;)&amp;&quot;/#page/n&quot;&amp;TEXT([.B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Derivate</text:p>
          </table:table-cell>
          <table:table-cell table:style-name="ce10" office:value-type="string" calcext:value-type="string">
            <text:p>Marco Genovesi, Pietrasanta (LU)</text:p>
          </table:table-cell>
          <table:table-cell table:style-name="ce10"/>
          <table:table-cell table:style-name="ce21" table:formula="of:=HYPERLINK(&quot;http://www.issuu.com/adpware/docs/mc&quot;&amp;TEXT([.A99];&quot;###000&quot;)&amp;&quot;/&quot;&amp;TEXT([.B9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99];&quot;###000&quot;)&amp;&quot;/#page/n&quot;&amp;TEXT([.B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ife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/>
          <table:table-cell table:style-name="ce21" table:formula="of:=HYPERLINK(&quot;http://www.issuu.com/adpware/docs/mc&quot;&amp;TEXT([.A100];&quot;###000&quot;)&amp;&quot;/&quot;&amp;TEXT([.B10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0];&quot;###000&quot;)&amp;&quot;/#page/n&quot;&amp;TEXT([.B1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tione magazzino</text:p>
          </table:table-cell>
          <table:table-cell table:style-name="ce10" office:value-type="string" calcext:value-type="string">
            <text:p>Vincenzo Garofo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1];&quot;###000&quot;)&amp;&quot;/&quot;&amp;TEXT([.B10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1];&quot;###000&quot;)&amp;&quot;/#page/n&quot;&amp;TEXT([.B1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7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calcolato</text:p>
          </table:table-cell>
          <table:table-cell table:style-name="ce10" office:value-type="string" calcext:value-type="string">
            <text:p>Milko Lupinacc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2];&quot;###000&quot;)&amp;&quot;/&quot;&amp;TEXT([.B10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2];&quot;###000&quot;)&amp;&quot;/#page/n&quot;&amp;TEXT([.B1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4">
          <table:table-cell table:style-name="ce2" office:value-type="float" office:value="41" calcext:value-type="float">
            <text:p>41</text:p>
          </table:table-cell>
          <table:table-cell table:style-name="ce2" office:value-type="float" office:value="139" calcext:value-type="float">
            <text:p>139</text:p>
          </table:table-cell>
          <table:table-cell table:style-name="ce10" office:value-type="string" calcext:value-type="string">
            <text:p> 1985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nestre video</text:p>
          </table:table-cell>
          <table:table-cell table:style-name="ce10" office:value-type="string" calcext:value-type="string">
            <text:p>Riccardo Princ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3];&quot;###000&quot;)&amp;&quot;/&quot;&amp;TEXT([.B10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3];&quot;###000&quot;)&amp;&quot;/#page/n&quot;&amp;TEXT([.B1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</text:p>
          </table:table-cell>
          <table:table-cell table:style-name="ce10" office:value-type="string" calcext:value-type="string">
            <text:p>Antonio Panico, Lec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4];&quot;###000&quot;)&amp;&quot;/&quot;&amp;TEXT([.B10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4];&quot;###000&quot;)&amp;&quot;/#page/n&quot;&amp;TEXT([.B1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axi print</text:p>
          </table:table-cell>
          <table:table-cell table:style-name="ce10" office:value-type="string" calcext:value-type="string">
            <text:p>Vicenzo Garofalo, Cos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5];&quot;###000&quot;)&amp;&quot;/&quot;&amp;TEXT([.B10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5];&quot;###000&quot;)&amp;&quot;/#page/n&quot;&amp;TEXT([.B1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New23a.d64</text:p>
          </table:table-cell>
          <table:table-cell table:number-columns-repeated="52"/>
        </table:table-row>
        <table:table-row table:style-name="ro3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lit ram</text:p>
          </table:table-cell>
          <table:table-cell table:style-name="ce10" office:value-type="string" calcext:value-type="string">
            <text:p>Andrea Sandr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06];&quot;###000&quot;)&amp;&quot;/&quot;&amp;TEXT([.B10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6];&quot;###000&quot;)&amp;&quot;/#page/n&quot;&amp;TEXT([.B1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ditor per la preparazione di caratteri ridefinit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://www.issuu.com/adpware/docs/mc&quot;&amp;TEXT([.A107];&quot;###000&quot;)&amp;&quot;/&quot;&amp;TEXT([.B10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7];&quot;###000&quot;)&amp;&quot;/#page/n&quot;&amp;TEXT([.B1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estione personalizzata degli errori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://www.issuu.com/adpware/docs/mc&quot;&amp;TEXT([.A108];&quot;###000&quot;)&amp;&quot;/&quot;&amp;TEXT([.B10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8];&quot;###000&quot;)&amp;&quot;/#page/n&quot;&amp;TEXT([.B1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fici in 3D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://www.issuu.com/adpware/docs/mc&quot;&amp;TEXT([.A109];&quot;###000&quot;)&amp;&quot;/&quot;&amp;TEXT([.B10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09];&quot;###000&quot;)&amp;&quot;/#page/n&quot;&amp;TEXT([.B1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2" calcext:value-type="float">
            <text:p>42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5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oluzione solidi</text:p>
          </table:table-cell>
          <table:table-cell table:style-name="ce10" office:value-type="string" calcext:value-type="string">
            <text:p>Roberto Fogliasso, Collegno (TO)</text:p>
          </table:table-cell>
          <table:table-cell table:style-name="ce10"/>
          <table:table-cell table:style-name="ce21" table:formula="of:=HYPERLINK(&quot;http://www.issuu.com/adpware/docs/mc&quot;&amp;TEXT([.A110];&quot;###000&quot;)&amp;&quot;/&quot;&amp;TEXT([.B1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0];&quot;###000&quot;)&amp;&quot;/#page/n&quot;&amp;TEXT([.B1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0" calcext:value-type="float">
            <text:p>110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uperlist per CBM 64</text:p>
          </table:table-cell>
          <table:table-cell table:style-name="ce10" office:value-type="string" calcext:value-type="string">
            <text:p>Michele De Angelis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1];&quot;###000&quot;)&amp;&quot;/&quot;&amp;TEXT([.B1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1];&quot;###000&quot;)&amp;&quot;/#page/n&quot;&amp;TEXT([.B1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3" calcext:value-type="float">
            <text:p>43</text:p>
          </table:table-cell>
          <table:table-cell table:style-name="ce2" office:value-type="float" office:value="115" calcext:value-type="float">
            <text:p>115</text:p>
          </table:table-cell>
          <table:table-cell table:style-name="ce10" office:value-type="string" calcext:value-type="string">
            <text:p> 1985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Tool grafico per VIC-20</text:p>
          </table:table-cell>
          <table:table-cell table:style-name="ce10" office:value-type="string" calcext:value-type="string">
            <text:p>Michele Morini, Monza (MI)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12];&quot;###000&quot;)&amp;&quot;/&quot;&amp;TEXT([.B1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2];&quot;###000&quot;)&amp;&quot;/#page/n&quot;&amp;TEXT([.B1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1" calcext:value-type="float">
            <text:p>16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 programma checksum per i lettori</text:p>
          </table:table-cell>
          <table:table-cell table:style-name="ce10" office:value-type="string" calcext:value-type="string">
            <text:p>Giancarlo Pezzè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3];&quot;###000&quot;)&amp;&quot;/&quot;&amp;TEXT([.B1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3];&quot;###000&quot;)&amp;&quot;/#page/n&quot;&amp;TEXT([.B1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Digitato da Andrea Musuruane</text:p>
            <text:p>DISK81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tility disk</text:p>
          </table:table-cell>
          <table:table-cell table:style-name="ce10" office:value-type="string" calcext:value-type="string">
            <text:p>Renato Trombin, Piovene Rocchette (V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4];&quot;###000&quot;)&amp;&quot;/&quot;&amp;TEXT([.B11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4];&quot;###000&quot;)&amp;&quot;/#page/n&quot;&amp;TEXT([.B11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ubrica 64</text:p>
          </table:table-cell>
          <table:table-cell table:style-name="ce10" office:value-type="string" calcext:value-type="string">
            <text:p>Marco Liver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15];&quot;###000&quot;)&amp;&quot;/&quot;&amp;TEXT([.B11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5];&quot;###000&quot;)&amp;&quot;/#page/n&quot;&amp;TEXT([.B11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hosts</text:p>
          </table:table-cell>
          <table:table-cell table:style-name="ce10" office:value-type="string" calcext:value-type="string">
            <text:p>Isidoro Quaranta, Pagani (SA)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16];&quot;###000&quot;)&amp;&quot;/&quot;&amp;TEXT([.B11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6];&quot;###000&quot;)&amp;&quot;/#page/n&quot;&amp;TEXT([.B11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liminare la riga 23 per vedere la posizione dei fantasmi.</text:p>
          </table:table-cell>
          <table:table-cell table:number-columns-repeated="51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oker</text:p>
          </table:table-cell>
          <table:table-cell table:style-name="ce10" office:value-type="string" calcext:value-type="string">
            <text:p>Bruno e Riccardo Marcantonio, Reggio Calabria</text:p>
          </table:table-cell>
          <table:table-cell table:style-name="ce10"/>
          <table:table-cell table:style-name="ce21" table:formula="of:=HYPERLINK(&quot;http://www.issuu.com/adpware/docs/mc&quot;&amp;TEXT([.A117];&quot;###000&quot;)&amp;&quot;/&quot;&amp;TEXT([.B11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7];&quot;###000&quot;)&amp;&quot;/#page/n&quot;&amp;TEXT([.B11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4" calcext:value-type="float">
            <text:p>44</text:p>
          </table:table-cell>
          <table:table-cell table:style-name="ce2" office:value-type="float" office:value="171" calcext:value-type="float">
            <text:p>171</text:p>
          </table:table-cell>
          <table:table-cell table:style-name="ce10" office:value-type="string" calcext:value-type="string">
            <text:p> 1985/09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Help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/>
          <table:table-cell table:style-name="ce21" table:formula="of:=HYPERLINK(&quot;http://www.issuu.com/adpware/docs/mc&quot;&amp;TEXT([.A118];&quot;###000&quot;)&amp;&quot;/&quot;&amp;TEXT([.B11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8];&quot;###000&quot;)&amp;&quot;/#page/n&quot;&amp;TEXT([.B11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ompositore</text:p>
          </table:table-cell>
          <table:table-cell table:style-name="ce10" office:value-type="string" calcext:value-type="string">
            <text:p>Fabrizio Pascolini, Ostia Lido (RM)</text:p>
          </table:table-cell>
          <table:table-cell table:style-name="ce10" office:value-type="string" calcext:value-type="string">
            <text:p>VIC20 +8k</text:p>
          </table:table-cell>
          <table:table-cell table:style-name="ce21" table:formula="of:=HYPERLINK(&quot;http://www.issuu.com/adpware/docs/mc&quot;&amp;TEXT([.A119];&quot;###000&quot;)&amp;&quot;/&quot;&amp;TEXT([.B11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19];&quot;###000&quot;)&amp;&quot;/#page/n&quot;&amp;TEXT([.B11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iletto</text:p>
          </table:table-cell>
          <table:table-cell table:style-name="ce10" office:value-type="string" calcext:value-type="string">
            <text:p>Fabio Benedetti, Mass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20];&quot;###000&quot;)&amp;&quot;/&quot;&amp;TEXT([.B12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0];&quot;###000&quot;)&amp;&quot;/#page/n&quot;&amp;TEXT([.B12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fe l.m.</text:p>
          </table:table-cell>
          <table:table-cell table:style-name="ce10" office:value-type="string" calcext:value-type="string">
            <text:p>Piergiorgio Bertol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1];&quot;###000&quot;)&amp;&quot;/&quot;&amp;TEXT([.B12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1];&quot;###000&quot;)&amp;&quot;/#page/n&quot;&amp;TEXT([.B121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8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Lorella De Luca, L'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2];&quot;###000&quot;)&amp;&quot;/&quot;&amp;TEXT([.B12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2];&quot;###000&quot;)&amp;&quot;/#page/n&quot;&amp;TEXT([.B122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5" calcext:value-type="float">
            <text:p>45</text:p>
          </table:table-cell>
          <table:table-cell table:style-name="ce2" office:value-type="float" office:value="132" calcext:value-type="float">
            <text:p>132</text:p>
          </table:table-cell>
          <table:table-cell table:style-name="ce10" office:value-type="string" calcext:value-type="string">
            <text:p> 1985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orld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3];&quot;###000&quot;)&amp;&quot;/&quot;&amp;TEXT([.B12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3];&quot;###000&quot;)&amp;&quot;/#page/n&quot;&amp;TEXT([.B123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09.D64 Collezione Renato Giussani</text:p>
          </table:table-cell>
          <table:table-cell table:number-columns-repeated="52"/>
        </table:table-row>
        <table:table-row table:style-name="ro4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SBIB 64: Gestione bibliografica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4];&quot;###000&quot;)&amp;&quot;/&quot;&amp;TEXT([.B12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4];&quot;###000&quot;)&amp;&quot;/#page/n&quot;&amp;TEXT([.B124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5" office:value-type="string" calcext:value-type="string">
            <text:p>sb155317.d64 Collezione Sea7</text:p>
            <text:p>DISK98.D64 Collezione Renato Giussani</text:p>
            <text:p>DISK252.D64 Collezione Renato Giussani</text:p>
          </table:table-cell>
          <table:table-cell table:style-name="ce15" office:value-type="string" calcext:value-type="string">
            <text:p/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.J.T. Basic</text:p>
          </table:table-cell>
          <table:table-cell table:style-name="ce10" office:value-type="string" calcext:value-type="string">
            <text:p>Pietro Braghier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5];&quot;###000&quot;)&amp;&quot;/&quot;&amp;TEXT([.B12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5];&quot;###000&quot;)&amp;&quot;/#page/n&quot;&amp;TEXT([.B12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6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46" calcext:value-type="float">
            <text:p>46</text:p>
          </table:table-cell>
          <table:table-cell table:style-name="ce2" office:value-type="float" office:value="142" calcext:value-type="float">
            <text:p>142</text:p>
          </table:table-cell>
          <table:table-cell table:style-name="ce10" office:value-type="string" calcext:value-type="string">
            <text:p> 1985/1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Adventure Detective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26];&quot;###000&quot;)&amp;&quot;/&quot;&amp;TEXT([.B12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6];&quot;###000&quot;)&amp;&quot;/#page/n&quot;&amp;TEXT([.B12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49" calcext:value-type="float">
            <text:p>149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stema per l'Enalotto</text:p>
          </table:table-cell>
          <table:table-cell table:style-name="ce10" office:value-type="string" calcext:value-type="string">
            <text:p>Stefano Giussan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7];&quot;###000&quot;)&amp;&quot;/&quot;&amp;TEXT([.B12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7];&quot;###000&quot;)&amp;&quot;/#page/n&quot;&amp;TEXT([.B12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cupero file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8];&quot;###000&quot;)&amp;&quot;/&quot;&amp;TEXT([.B12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8];&quot;###000&quot;)&amp;&quot;/#page/n&quot;&amp;TEXT([.B128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Non identico a quello pubblicato</text:p>
          </table:table-cell>
          <table:table-cell table:number-columns-repeated="51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he Reflex</text:p>
          </table:table-cell>
          <table:table-cell table:style-name="ce10" office:value-type="string" calcext:value-type="string">
            <text:p>Emanuele Cipollini, Riet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29];&quot;###000&quot;)&amp;&quot;/&quot;&amp;TEXT([.B12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29];&quot;###000&quot;)&amp;&quot;/#page/n&quot;&amp;TEXT([.B12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57" calcext:value-type="float">
            <text:p>157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Graphic Sheet</text:p>
          </table:table-cell>
          <table:table-cell table:style-name="ce10" office:value-type="string" calcext:value-type="string">
            <text:p>Gabriele Torresan, Trevis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30];&quot;###000&quot;)&amp;&quot;/&quot;&amp;TEXT([.B13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0];&quot;###000&quot;)&amp;&quot;/#page/n&quot;&amp;TEXT([.B13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47" calcext:value-type="float">
            <text:p>47</text:p>
          </table:table-cell>
          <table:table-cell table:style-name="ce2" office:value-type="float" office:value="160" calcext:value-type="float">
            <text:p>160</text:p>
          </table:table-cell>
          <table:table-cell table:style-name="ce10" office:value-type="string" calcext:value-type="string">
            <text:p> 1985/1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ascade</text:p>
          </table:table-cell>
          <table:table-cell table:style-name="ce10" office:value-type="string" calcext:value-type="string">
            <text:p>Massimiliano Tretene, Roma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31];&quot;###000&quot;)&amp;&quot;/&quot;&amp;TEXT([.B13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1];&quot;###000&quot;)&amp;&quot;/#page/n&quot;&amp;TEXT([.B13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/>
          <table:table-cell office:value-type="string" calcext:value-type="string">
            <text:p><text:span text:style-name="T1"><text:a xlink:href="mailto:massimiliano.tretene@gmail.com" xlink:type="simple">massimiliano.tretene@gmail.com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0" calcext:value-type="float">
            <text:p>120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imulatore di reti logiche</text:p>
          </table:table-cell>
          <table:table-cell table:style-name="ce10" office:value-type="string" calcext:value-type="string">
            <text:p>Alessandro Bedarida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2];&quot;###000&quot;)&amp;&quot;/&quot;&amp;TEXT([.B13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2];&quot;###000&quot;)&amp;&quot;/#page/n&quot;&amp;TEXT([.B13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SK248.D64 Collezione Renato Giussani</text:p>
          </table:table-cell>
          <table:table-cell office:value-type="string" calcext:value-type="string">
            <text:p>Nota su MC50 pag. 140</text:p>
          </table:table-cell>
          <table:table-cell table:number-columns-repeated="51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6" calcext:value-type="float">
            <text:p>126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Nim e Memoro</text:p>
          </table:table-cell>
          <table:table-cell table:style-name="ce10" office:value-type="string" calcext:value-type="string">
            <text:p>Roberto Bonato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33];&quot;###000&quot;)&amp;&quot;/&quot;&amp;TEXT([.B13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3];&quot;###000&quot;)&amp;&quot;/#page/n&quot;&amp;TEXT([.B13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8" calcext:value-type="float">
            <text:p>48</text:p>
          </table:table-cell>
          <table:table-cell table:style-name="ce2" office:value-type="float" office:value="128" calcext:value-type="float">
            <text:p>128</text:p>
          </table:table-cell>
          <table:table-cell table:style-name="ce10" office:value-type="string" calcext:value-type="string">
            <text:p> 1986/01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Interceptor</text:p>
          </table:table-cell>
          <table:table-cell table:style-name="ce10" office:value-type="string" calcext:value-type="string">
            <text:p>M. de Robertis, Corato (BA)</text:p>
          </table:table-cell>
          <table:table-cell table:style-name="ce11" office:value-type="string" calcext:value-type="string">
            <text:p>VIC20</text:p>
          </table:table-cell>
          <table:table-cell table:style-name="ce21" table:formula="of:=HYPERLINK(&quot;http://www.issuu.com/adpware/docs/mc&quot;&amp;TEXT([.A134];&quot;###000&quot;)&amp;&quot;/&quot;&amp;TEXT([.B13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4];&quot;###000&quot;)&amp;&quot;/#page/n&quot;&amp;TEXT([.B13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escola</text:p>
          </table:table-cell>
          <table:table-cell table:style-name="ce10" office:value-type="string" calcext:value-type="string">
            <text:p>Michele Giordano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5];&quot;###000&quot;)&amp;&quot;/&quot;&amp;TEXT([.B13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5];&quot;###000&quot;)&amp;&quot;/#page/n&quot;&amp;TEXT([.B13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programma su MC best è differente?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7" calcext:value-type="float">
            <text:p>127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eed BASIC</text:p>
          </table:table-cell>
          <table:table-cell table:style-name="ce10" office:value-type="string" calcext:value-type="string">
            <text:p>Fabrizio Ravazzano, Viareggio (LU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6];&quot;###000&quot;)&amp;&quot;/&quot;&amp;TEXT([.B13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6];&quot;###000&quot;)&amp;&quot;/#page/n&quot;&amp;TEXT([.B136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+ data dump da MC best da Andrea Musuruane</text:p>
          </table:table-cell>
          <table:table-cell office:value-type="string" calcext:value-type="string">
            <text:p>Su MC best solo compilato, niente caricatore.</text:p>
          </table:table-cell>
          <table:table-cell table:number-columns-repeated="51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29" calcext:value-type="float">
            <text:p>129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M in reverse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7];&quot;###000&quot;)&amp;&quot;/&quot;&amp;TEXT([.B13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7];&quot;###000&quot;)&amp;&quot;/#page/n&quot;&amp;TEXT([.B137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49" calcext:value-type="float">
            <text:p>49</text:p>
          </table:table-cell>
          <table:table-cell table:style-name="ce2" office:value-type="float" office:value="130" calcext:value-type="float">
            <text:p>130</text:p>
          </table:table-cell>
          <table:table-cell table:style-name="ce10" office:value-type="string" calcext:value-type="string">
            <text:p> 1986/02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Miniarchivio su disco</text:p>
          </table:table-cell>
          <table:table-cell table:style-name="ce10" office:value-type="string" calcext:value-type="string">
            <text:p>Roberto Bettolini, Montepulciano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38];&quot;###000&quot;)&amp;&quot;/&quot;&amp;TEXT([.B13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8];&quot;###000&quot;)&amp;&quot;/#page/n&quot;&amp;TEXT([.B13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Errata corridge MC50 pag. 148</text:p>
          </table:table-cell>
          <table:table-cell table:number-columns-repeated="51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prim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39];&quot;###000&quot;)&amp;&quot;/&quot;&amp;TEXT([.B13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39];&quot;###000&quot;)&amp;&quot;/#page/n&quot;&amp;TEXT([.B13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rog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0];&quot;###000&quot;)&amp;&quot;/&quot;&amp;TEXT([.B14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0];&quot;###000&quot;)&amp;&quot;/#page/n&quot;&amp;TEXT([.B14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New23a.d64</text:p>
            <text:p>DISK254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0" calcext:value-type="float">
            <text:p>50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3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Marinai, Pis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41];&quot;###000&quot;)&amp;&quot;/&quot;&amp;TEXT([.B14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1];&quot;###000&quot;)&amp;&quot;/#page/n&quot;&amp;TEXT([.B14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24" calcext:value-type="float">
            <text:p>12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 DA ZERO + 64</text:p>
          </table:table-cell>
          <table:table-cell office:value-type="string" calcext:value-type="string">
            <text:p>Flashtape per C64 – seconda parte</text:p>
          </table:table-cell>
          <table:table-cell table:style-name="ce10" office:value-type="string" calcext:value-type="string">
            <text:p>Alessandro Guida e Gianni Itt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2];&quot;###000&quot;)&amp;&quot;/&quot;&amp;TEXT([.B14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2];&quot;###000&quot;)&amp;&quot;/#page/n&quot;&amp;TEXT([.B14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-128 Boot Editor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43];&quot;###000&quot;)&amp;&quot;/&quot;&amp;TEXT([.B14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3];&quot;###000&quot;)&amp;&quot;/#page/n&quot;&amp;TEXT([.B14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38" calcext:value-type="float">
            <text:p>13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'integrato 8563: 80 colonnne e 640x200</text:p>
          </table:table-cell>
          <table:table-cell table:style-name="ce10" office:value-type="string" calcext:value-type="string">
            <text:p>Stefano Lonardi e Valentino Tagliabue, Vero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44];&quot;###000&quot;)&amp;&quot;/&quot;&amp;TEXT([.B14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4];&quot;###000&quot;)&amp;&quot;/#page/n&quot;&amp;TEXT([.B14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4" calcext:value-type="float">
            <text:p>144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5];&quot;###000&quot;)&amp;&quot;/&quot;&amp;TEXT([.B14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5];&quot;###000&quot;)&amp;&quot;/#page/n&quot;&amp;TEXT([.B145];&quot;###000&quot;);&quot;archive.org&quot;)" office:value-type="string" office:string-value="archive.org" calcext:value-type="string">
            <text:p>archive.org</text:p>
          </table:table-cell>
          <table:table-cell table:number-columns-repeated="4"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Su MC best solo compilato, niente sorgente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set rescue 820</text:p>
          </table:table-cell>
          <table:table-cell table:style-name="ce10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6];&quot;###000&quot;)&amp;&quot;/&quot;&amp;TEXT([.B14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6];&quot;###000&quot;)&amp;&quot;/#page/n&quot;&amp;TEXT([.B146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Il carattere che sembra un fiore alla riga 110 è {yel}</text:p>
          </table:table-cell>
          <table:table-cell table:number-columns-repeated="51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7" calcext:value-type="float">
            <text:p>147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oters</text:p>
          </table:table-cell>
          <table:table-cell table:style-name="ce10" office:value-type="string" calcext:value-type="string">
            <text:p>Carlo M. Nardone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47];&quot;###000&quot;)&amp;&quot;/&quot;&amp;TEXT([.B14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7];&quot;###000&quot;)&amp;&quot;/#page/n&quot;&amp;TEXT([.B147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1" calcext:value-type="float">
            <text:p>51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4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Flight, simulatore di volo</text:p>
          </table:table-cell>
          <table:table-cell table:style-name="ce10" office:value-type="string" calcext:value-type="string">
            <text:p>Gianluca Prato, Roma</text:p>
          </table:table-cell>
          <table:table-cell table:style-name="ce10" office:value-type="string" calcext:value-type="string">
            <text:p>VIC20 +16k</text:p>
          </table:table-cell>
          <table:table-cell table:style-name="ce21" table:formula="of:=HYPERLINK(&quot;http://www.issuu.com/adpware/docs/mc&quot;&amp;TEXT([.A148];&quot;###000&quot;)&amp;&quot;/&quot;&amp;TEXT([.B14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8];&quot;###000&quot;)&amp;&quot;/#page/n&quot;&amp;TEXT([.B14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Programma non funzionante fornito da orion70/saver71</text:p>
          </table:table-cell>
          <table:table-cell office:value-type="string" calcext:value-type="string">
            <text:p><text:span text:style-name="T1"><text:a xlink:href="http://sleepingelephant.com/ipw-web/bulletin/bb/viewtopic.php?f=13&amp;t=7923&amp;p=86087#p86087" xlink:type="simple">http://sleepingelephant.com/ipw-web/bulletin/bb/viewtopic.php?f=13&amp;t=7923&amp;p=86087#p86087</text:a></text:span>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36" calcext:value-type="float">
            <text:p>13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Qualche trucco</text:p>
          </table:table-cell>
          <table:table-cell table:style-name="ce10" office:value-type="string" calcext:value-type="string">
            <text:p>Tommaso Pantus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49];&quot;###000&quot;)&amp;&quot;/&quot;&amp;TEXT([.B14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49];&quot;###000&quot;)&amp;&quot;/#page/n&quot;&amp;TEXT([.B14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0" calcext:value-type="float">
            <text:p>140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oto &amp; Gosub calcolati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0];&quot;###000&quot;)&amp;&quot;/&quot;&amp;TEXT([.B15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0];&quot;###000&quot;)&amp;&quot;/#page/n&quot;&amp;TEXT([.B15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1" calcext:value-type="float">
            <text:p>141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scia scorrevole</text:p>
          </table:table-cell>
          <table:table-cell table:style-name="ce10" office:value-type="string" calcext:value-type="string">
            <text:p>Stefano Minardi, Firenz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1];&quot;###000&quot;)&amp;&quot;/&quot;&amp;TEXT([.B15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1];&quot;###000&quot;)&amp;&quot;/#page/n&quot;&amp;TEXT([.B151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Digitato da Andrea Musuruane</text:p>
          </table:table-cell>
          <table:table-cell office:value-type="string" calcext:value-type="string">
            <text:p>Quello nel best è leggermente diverso.</text:p>
          </table:table-cell>
          <table:table-cell table:number-columns-repeated="51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eratore di scritte mobili</text:p>
          </table:table-cell>
          <table:table-cell table:style-name="ce10" office:value-type="string" calcext:value-type="string">
            <text:p>Paolo Agostini, Padov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2];&quot;###000&quot;)&amp;&quot;/&quot;&amp;TEXT([.B15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2];&quot;###000&quot;)&amp;&quot;/#page/n&quot;&amp;TEXT([.B152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2" calcext:value-type="float">
            <text:p>52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6/05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Sistemi lineari</text:p>
          </table:table-cell>
          <table:table-cell table:style-name="ce10" office:value-type="string" calcext:value-type="string">
            <text:p>Federico Scoca, Roma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53];&quot;###000&quot;)&amp;&quot;/&quot;&amp;TEXT([.B15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3];&quot;###000&quot;)&amp;&quot;/#page/n&quot;&amp;TEXT([.B15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35" calcext:value-type="float">
            <text:p>135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MCALC</text:p>
          </table:table-cell>
          <table:table-cell table:style-name="ce10" office:value-type="string" calcext:value-type="string">
            <text:p>Marco Mariotti, Lucc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54];&quot;###000&quot;)&amp;&quot;/&quot;&amp;TEXT([.B15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4];&quot;###000&quot;)&amp;&quot;/#page/n&quot;&amp;TEXT([.B15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3" calcext:value-type="float">
            <text:p>143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oss Reference</text:p>
          </table:table-cell>
          <table:table-cell table:style-name="ce10" office:value-type="string" calcext:value-type="string">
            <text:p>Lorenzo Fontani, Si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5];&quot;###000&quot;)&amp;&quot;/&quot;&amp;TEXT([.B15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5];&quot;###000&quot;)&amp;&quot;/#page/n&quot;&amp;TEXT([.B155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3" calcext:value-type="float">
            <text:p>53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6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Crazy Serpent</text:p>
          </table:table-cell>
          <table:table-cell table:style-name="ce10" office:value-type="string" calcext:value-type="string">
            <text:p>Siro Bertin, Sesto San Giovanni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56];&quot;###000&quot;)&amp;&quot;/&quot;&amp;TEXT([.B15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6];&quot;###000&quot;)&amp;&quot;/#page/n&quot;&amp;TEXT([.B15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5" calcext:value-type="float">
            <text:p>145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ont 80</text:p>
          </table:table-cell>
          <table:table-cell table:style-name="ce10" office:value-type="string" calcext:value-type="string">
            <text:p>Felice Sobrero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57];&quot;###000&quot;)&amp;&quot;/&quot;&amp;TEXT([.B15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7];&quot;###000&quot;)&amp;&quot;/#page/n&quot;&amp;TEXT([.B1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48" calcext:value-type="float">
            <text:p>148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ib</text:p>
          </table:table-cell>
          <table:table-cell table:style-name="ce10" office:value-type="string" calcext:value-type="string">
            <text:p>Roberto Boccato, San Donà di Piave (VE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8];&quot;###000&quot;)&amp;&quot;/&quot;&amp;TEXT([.B15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8];&quot;###000&quot;)&amp;&quot;/#page/n&quot;&amp;TEXT([.B158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1" calcext:value-type="float">
            <text:p>151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ore</text:p>
          </table:table-cell>
          <table:table-cell table:style-name="ce10" office:value-type="string" calcext:value-type="string">
            <text:p>Vincenzo Schena, Fasano (B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59];&quot;###000&quot;)&amp;&quot;/&quot;&amp;TEXT([.B15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59];&quot;###000&quot;)&amp;&quot;/#page/n&quot;&amp;TEXT([.B159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3" calcext:value-type="float">
            <text:p>153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efinizione di due tasti funzione</text:p>
          </table:table-cell>
          <table:table-cell table:style-name="ce10" office:value-type="string" calcext:value-type="string">
            <text:p>Francesco Da Villa, Ven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0];&quot;###000&quot;)&amp;&quot;/&quot;&amp;TEXT([.B16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0];&quot;###000&quot;)&amp;&quot;/#page/n&quot;&amp;TEXT([.B160];&quot;###000&quot;);&quot;archive.org&quot;)" office:value-type="string" office:string-value="archive.org" calcext:value-type="string">
            <text:p>archive.org</text:p>
          </table:table-cell>
          <table:table-cell table:number-columns-repeated="3" table:style-name="ce10" office:value-type="string" calcext:value-type="string">
            <text:p>Sì</text:p>
          </table:table-cell>
          <table:table-cell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4" calcext:value-type="float">
            <text:p>54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 1986/07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Parà</text:p>
          </table:table-cell>
          <table:table-cell table:style-name="ce10" office:value-type="string" calcext:value-type="string">
            <text:p>Renato Ferrario, Milano</text:p>
          </table:table-cell>
          <table:table-cell table:style-name="ce10" office:value-type="string" calcext:value-type="string">
            <text:p>VIC20</text:p>
          </table:table-cell>
          <table:table-cell table:style-name="ce21" table:formula="of:=HYPERLINK(&quot;http://www.issuu.com/adpware/docs/mc&quot;&amp;TEXT([.A161];&quot;###000&quot;)&amp;&quot;/&quot;&amp;TEXT([.B16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1];&quot;###000&quot;)&amp;&quot;/#page/n&quot;&amp;TEXT([.B16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Hardcopy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62];&quot;###000&quot;)&amp;&quot;/&quot;&amp;TEXT([.B16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2];&quot;###000&quot;)&amp;&quot;/#page/n&quot;&amp;TEXT([.B1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5" calcext:value-type="float">
            <text:p>5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6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SORT 64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3];&quot;###000&quot;)&amp;&quot;/&quot;&amp;TEXT([.B16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3];&quot;###000&quot;)&amp;&quot;/#page/n&quot;&amp;TEXT([.B1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96" calcext:value-type="float">
            <text:p>96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INTELLIGIOCHI</text:p>
          </table:table-cell>
          <table:table-cell office:value-type="string" calcext:value-type="string">
            <text:p>Anno Domini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4];&quot;###000&quot;)&amp;&quot;/&quot;&amp;TEXT([.B16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4];&quot;###000&quot;)&amp;&quot;/#page/n&quot;&amp;TEXT([.B1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54" calcext:value-type="float">
            <text:p>154</text:p>
          </table:table-cell>
          <table:table-cell table:style-name="ce10" office:value-type="string" calcext:value-type="string">
            <text:p>1986/10</text:p>
          </table:table-cell>
          <table:table-cell table:style-name="ce10" office:value-type="string" calcext:value-type="string">
            <text:p>TEORIA E CULTURA INFORMATICA</text:p>
          </table:table-cell>
          <table:table-cell office:value-type="string" calcext:value-type="string">
            <text:p>Aritmetica a precisione multipla: calcolo di E e PI greco</text:p>
          </table:table-cell>
          <table:table-cell table:style-name="ce10" office:value-type="string" calcext:value-type="string">
            <text:p>Cristiano Teodor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5];&quot;###000&quot;)&amp;&quot;/&quot;&amp;TEXT([.B16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5];&quot;###000&quot;)&amp;&quot;/#page/n&quot;&amp;TEXT([.B16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75" calcext:value-type="float">
            <text:p>175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ega Bank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66];&quot;###000&quot;)&amp;&quot;/&quot;&amp;TEXT([.B16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6];&quot;###000&quot;)&amp;&quot;/#page/n&quot;&amp;TEXT([.B1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0" calcext:value-type="float">
            <text:p>180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128: il microprocessore Z80</text:p>
          </table:table-cell>
          <table:table-cell table:style-name="ce10"/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67];&quot;###000&quot;)&amp;&quot;/&quot;&amp;TEXT([.B16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7];&quot;###000&quot;)&amp;&quot;/#page/n&quot;&amp;TEXT([.B1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56" calcext:value-type="float">
            <text:p>56</text:p>
          </table:table-cell>
          <table:table-cell table:style-name="ce3" office:value-type="float" office:value="182" calcext:value-type="float">
            <text:p>182</text:p>
          </table:table-cell>
          <table:table-cell table:style-name="ce11" office:value-type="string" calcext:value-type="string">
            <text:p> 1986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lfadisk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8];&quot;###000&quot;)&amp;&quot;/&quot;&amp;TEXT([.B16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8];&quot;###000&quot;)&amp;&quot;/#page/n&quot;&amp;TEXT([.B168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 (c’erano alcuni errori di copiatura)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3" calcext:value-type="float">
            <text:p>183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atturazione C64</text:p>
          </table:table-cell>
          <table:table-cell table:style-name="ce10" office:value-type="string" calcext:value-type="string">
            <text:p>Raffaella Rolandini, Stazzano (A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69];&quot;###000&quot;)&amp;&quot;/&quot;&amp;TEXT([.B16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69];&quot;###000&quot;)&amp;&quot;/#page/n&quot;&amp;TEXT([.B16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6" calcext:value-type="float">
            <text:p>56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0</text:p>
          </table:table-cell>
          <table:table-cell table:style-name="ce10" office:value-type="string" calcext:value-type="string">
            <text:p>VIC-20 SOFTWARE</text:p>
          </table:table-cell>
          <table:table-cell office:value-type="string" calcext:value-type="string">
            <text:p>Eagle 3</text:p>
          </table:table-cell>
          <table:table-cell table:style-name="ce10" office:value-type="string" calcext:value-type="string">
            <text:p>Gianluca Prato, Pisa</text:p>
          </table:table-cell>
          <table:table-cell table:style-name="ce10"/>
          <table:table-cell table:style-name="ce21" table:formula="of:=HYPERLINK(&quot;http://www.issuu.com/adpware/docs/mc&quot;&amp;TEXT([.A170];&quot;###000&quot;)&amp;&quot;/&quot;&amp;TEXT([.B17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0];&quot;###000&quot;)&amp;&quot;/#page/n&quot;&amp;TEXT([.B1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3" office:value-type="float" office:value="57" calcext:value-type="float">
            <text:p>57</text:p>
          </table:table-cell>
          <table:table-cell table:style-name="ce3" office:value-type="float" office:value="178" calcext:value-type="float">
            <text:p>178</text:p>
          </table:table-cell>
          <table:table-cell table:style-name="ce11" office:value-type="string" calcext:value-type="string">
            <text:p> 1986/11</text:p>
          </table:table-cell>
          <table:table-cell table:style-name="ce11" office:value-type="string" calcext:value-type="string">
            <text:p>VIC DA ZERO + 64</text:p>
          </table:table-cell>
          <table:table-cell office:value-type="string" calcext:value-type="string">
            <text:p>The disk editor</text:p>
          </table:table-cell>
          <table:table-cell table:style-name="ce20" office:value-type="string" calcext:value-type="string">
            <text:p>Luigi Tavolato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171];&quot;###000&quot;)&amp;&quot;/&quot;&amp;TEXT([.B17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1];&quot;###000&quot;)&amp;&quot;/#page/n&quot;&amp;TEXT([.B17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style-name="ce11" office:value-type="string" calcext:value-type="string">
            <text:p>N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198" calcext:value-type="float">
            <text:p>198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heetIt 128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2];&quot;###000&quot;)&amp;&quot;/&quot;&amp;TEXT([.B17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2];&quot;###000&quot;)&amp;&quot;/#page/n&quot;&amp;TEXT([.B1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5" calcext:value-type="float">
            <text:p>205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oz's adventure</text:p>
          </table:table-cell>
          <table:table-cell table:style-name="ce10" office:value-type="string" calcext:value-type="string">
            <text:p>Gianluca Prato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3];&quot;###000&quot;)&amp;&quot;/&quot;&amp;TEXT([.B17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3];&quot;###000&quot;)&amp;&quot;/#page/n&quot;&amp;TEXT([.B17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style-name="ce11" office:value-type="string" calcext:value-type="string">
            <text:p>No</text:p>
          </table:table-cell>
          <table:table-cell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57" calcext:value-type="float">
            <text:p>57</text:p>
          </table:table-cell>
          <table:table-cell table:style-name="ce2" office:value-type="float" office:value="206" calcext:value-type="float">
            <text:p>206</text:p>
          </table:table-cell>
          <table:table-cell table:style-name="ce10" office:value-type="string" calcext:value-type="string">
            <text:p> 1986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nk-64 1.2</text:p>
          </table:table-cell>
          <table:table-cell table:style-name="ce10" office:value-type="string" calcext:value-type="string">
            <text:p>Renato Giussa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4];&quot;###000&quot;)&amp;&quot;/&quot;&amp;TEXT([.B17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4];&quot;###000&quot;)&amp;&quot;/#page/n&quot;&amp;TEXT([.B174];&quot;###000&quot;);&quot;archive.org&quot;)" office:value-type="string" office:string-value="archive.org" calcext:value-type="string">
            <text:p>archive.org</text:p>
          </table:table-cell>
          <table:table-cell table:number-columns-repeated="2"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office:value-type="string" calcext:value-type="string">
            <text:p>DISK18A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6" calcext:value-type="float">
            <text:p>186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ar Quest</text:p>
          </table:table-cell>
          <table:table-cell table:style-name="ce10" office:value-type="string" calcext:value-type="string">
            <text:p>Marco Bodon, Battaglia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5];&quot;###000&quot;)&amp;&quot;/&quot;&amp;TEXT([.B17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5];&quot;###000&quot;)&amp;&quot;/#page/n&quot;&amp;TEXT([.B1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SK233.D64 Collezione Renato Giussani (mancano 2 file, presente solo file BASIC: con un errore alla linea 9020)</text:p>
          </table:table-cell>
          <table:table-cell office:value-type="string" calcext:value-type="string">
            <text:p>Linea 9020: cambiare pigreco in 5. L’istruzione graf non funziona.</text:p>
          </table:table-cell>
          <table:table-cell table:number-columns-repeated="51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lides</text:p>
          </table:table-cell>
          <table:table-cell table:style-name="ce10" office:value-type="string" calcext:value-type="string">
            <text:p>Piergiorgio Zambri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6];&quot;###000&quot;)&amp;&quot;/&quot;&amp;TEXT([.B17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6];&quot;###000&quot;)&amp;&quot;/#page/n&quot;&amp;TEXT([.B1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58" calcext:value-type="float">
            <text:p>58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86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char</text:p>
          </table:table-cell>
          <table:table-cell table:style-name="ce10" office:value-type="string" calcext:value-type="string">
            <text:p>Roberto De Prisco, Gesualdo (A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77];&quot;###000&quot;)&amp;&quot;/&quot;&amp;TEXT([.B17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7];&quot;###000&quot;)&amp;&quot;/#page/n&quot;&amp;TEXT([.B17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8" calcext:value-type="float">
            <text:p>158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Grafici 3D</text:p>
          </table:table-cell>
          <table:table-cell table:style-name="ce10" office:value-type="string" calcext:value-type="string">
            <text:p>Luciano Uzzo, Collegno (TO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8];&quot;###000&quot;)&amp;&quot;/&quot;&amp;TEXT([.B17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8];&quot;###000&quot;)&amp;&quot;/#page/n&quot;&amp;TEXT([.B1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Versione per Simons’ Basic su lato B workdisk realizzata da Andrea Musuruane (file corrotto)</text:p>
          </table:table-cell>
          <table:table-cell table:number-columns-repeated="51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59" calcext:value-type="float">
            <text:p>159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mon 128</text:p>
          </table:table-cell>
          <table:table-cell table:style-name="ce10" office:value-type="string" calcext:value-type="string">
            <text:p>Marco Lusini, Arezz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79];&quot;###000&quot;)&amp;&quot;/&quot;&amp;TEXT([.B17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79];&quot;###000&quot;)&amp;&quot;/#page/n&quot;&amp;TEXT([.B1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2" calcext:value-type="float">
            <text:p>162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sic 64</text:p>
          </table:table-cell>
          <table:table-cell table:style-name="ce10" office:value-type="string" calcext:value-type="string">
            <text:p>Paolo Verrocchio, Pesc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0];&quot;###000&quot;)&amp;&quot;/&quot;&amp;TEXT([.B18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0];&quot;###000&quot;)&amp;&quot;/#page/n&quot;&amp;TEXT([.B18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59" calcext:value-type="float">
            <text:p>59</text:p>
          </table:table-cell>
          <table:table-cell table:style-name="ce2" office:value-type="float" office:value="163" calcext:value-type="float">
            <text:p>163</text:p>
          </table:table-cell>
          <table:table-cell table:style-name="ce10" office:value-type="string" calcext:value-type="string">
            <text:p> 1987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ing Search</text:p>
          </table:table-cell>
          <table:table-cell table:style-name="ce10" office:value-type="string" calcext:value-type="string">
            <text:p>Bert Bunse, Quartu Sant’Ele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1];&quot;###000&quot;)&amp;&quot;/&quot;&amp;TEXT([.B18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1];&quot;###000&quot;)&amp;&quot;/#page/n&quot;&amp;TEXT([.B18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50" calcext:value-type="float">
            <text:p>150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128 DA ZERO</text:p>
          </table:table-cell>
          <table:table-cell office:value-type="string" calcext:value-type="string">
            <text:p>Grafica 640*200 (1)</text:p>
          </table:table-cell>
          <table:table-cell table:style-name="ce10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2];&quot;###000&quot;)&amp;&quot;/&quot;&amp;TEXT([.B18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2];&quot;###000&quot;)&amp;&quot;/#page/n&quot;&amp;TEXT([.B18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68" calcext:value-type="float">
            <text:p>168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amily Budget</text:p>
          </table:table-cell>
          <table:table-cell table:style-name="ce10" office:value-type="string" calcext:value-type="string">
            <text:p>Claudio Canale, Lugo di Vicenza (V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3];&quot;###000&quot;)&amp;&quot;/&quot;&amp;TEXT([.B18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3];&quot;###000&quot;)&amp;&quot;/#page/n&quot;&amp;TEXT([.B1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0" calcext:value-type="float">
            <text:p>60</text:p>
          </table:table-cell>
          <table:table-cell table:style-name="ce2" office:value-type="float" office:value="174" calcext:value-type="float">
            <text:p>174</text:p>
          </table:table-cell>
          <table:table-cell table:style-name="ce10" office:value-type="string" calcext:value-type="string">
            <text:p> 1987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Windows Operating System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4];&quot;###000&quot;)&amp;&quot;/&quot;&amp;TEXT([.B18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4];&quot;###000&quot;)&amp;&quot;/#page/n&quot;&amp;TEXT([.B1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0" calcext:value-type="float">
            <text:p>60</text:p>
          </table:table-cell>
          <table:table-cell table:style-name="ce3" office:value-type="float" office:value="179" calcext:value-type="float">
            <text:p>179</text:p>
          </table:table-cell>
          <table:table-cell table:style-name="ce11" office:value-type="string" calcext:value-type="string">
            <text:p> 1987/02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utostart Generator</text:p>
          </table:table-cell>
          <table:table-cell table:style-name="ce11" office:value-type="string" calcext:value-type="string">
            <text:p>Luigi Tavolat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85];&quot;###000&quot;)&amp;&quot;/&quot;&amp;TEXT([.B18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5];&quot;###000&quot;)&amp;&quot;/#page/n&quot;&amp;TEXT([.B18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3" office:value-type="float" office:value="61" calcext:value-type="float">
            <text:p>61</text:p>
          </table:table-cell>
          <table:table-cell table:style-name="ce3" office:value-type="float" office:value="168" calcext:value-type="float">
            <text:p>168</text:p>
          </table:table-cell>
          <table:table-cell table:style-name="ce10" office:value-type="string" calcext:value-type="string">
            <text:p> 1987/03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Grafica 640*200 (2): DRAWTO &amp; Hardcopy</text:p>
          </table:table-cell>
          <table:table-cell table:style-name="ce11" office:value-type="string" calcext:value-type="string">
            <text:p>Andrea de Prisco 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6];&quot;###000&quot;)&amp;&quot;/&quot;&amp;TEXT([.B18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6];&quot;###000&quot;)&amp;&quot;/#page/n&quot;&amp;TEXT([.B186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table:number-columns-repeated="51"/>
          <table:table-cell table:style-name="Default" table:number-columns-repeated="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7" calcext:value-type="float">
            <text:p>187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 casa stregata</text:p>
          </table:table-cell>
          <table:table-cell table:style-name="ce10" office:value-type="string" calcext:value-type="string">
            <text:p>Moreno Andreini, Capalbio Scal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7];&quot;###000&quot;)&amp;&quot;/&quot;&amp;TEXT([.B18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7];&quot;###000&quot;)&amp;&quot;/#page/n&quot;&amp;TEXT([.B18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rog 2000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8];&quot;###000&quot;)&amp;&quot;/&quot;&amp;TEXT([.B18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8];&quot;###000&quot;)&amp;&quot;/#page/n&quot;&amp;TEXT([.B18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89" calcext:value-type="float">
            <text:p>189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itolatore</text:p>
          </table:table-cell>
          <table:table-cell table:style-name="ce10" office:value-type="string" calcext:value-type="string">
            <text:p>Maria Teresa Intini, Putignano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89];&quot;###000&quot;)&amp;&quot;/&quot;&amp;TEXT([.B18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89];&quot;###000&quot;)&amp;&quot;/#page/n&quot;&amp;TEXT([.B18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5">
          <table:table-cell table:style-name="ce2" office:value-type="float" office:value="61" calcext:value-type="float">
            <text:p>61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oconvert v1.2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0];&quot;###000&quot;)&amp;&quot;/&quot;&amp;TEXT([.B19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0];&quot;###000&quot;)&amp;&quot;/#page/n&quot;&amp;TEXT([.B1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 (prog principale)</text:p>
            <text:p>disk021b.d64 Digitato da Andrea Musuruane (LM)</text:p>
          </table:table-cell>
          <table:table-cell office:value-type="string" calcext:value-type="string">
            <text:p>Errata corridge MC62 pag. 196</text:p>
          </table:table-cell>
          <table:table-cell table:number-columns-repeated="51"/>
        </table:table-row>
        <table:table-row table:style-name="ro6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69" calcext:value-type="float">
            <text:p>169</text:p>
          </table:table-cell>
          <table:table-cell table:style-name="ce10" office:value-type="string" calcext:value-type="string">
            <text:p> 1987/04</text:p>
          </table:table-cell>
          <table:table-cell table:style-name="ce11" office:value-type="string" calcext:value-type="string">
            <text:p>128 DA ZERO</text:p>
          </table:table-cell>
          <table:table-cell office:value-type="string" calcext:value-type="string">
            <text:p>8563:Ultimo atto</text:p>
          </table:table-cell>
          <table:table-cell table:style-name="ce10" office:value-type="string" calcext:value-type="string">
            <text:p>Luigi Magni, Peru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1];&quot;###000&quot;)&amp;&quot;/&quot;&amp;TEXT([.B19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1];&quot;###000&quot;)&amp;&quot;/#page/n&quot;&amp;TEXT([.B1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/>
          <table:table-cell table:number-columns-repeated="52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asyPaint 128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2];&quot;###000&quot;)&amp;&quot;/&quot;&amp;TEXT([.B19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2];&quot;###000&quot;)&amp;&quot;/#page/n&quot;&amp;TEXT([.B1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he C128 Card Filer</text:p>
          </table:table-cell>
          <table:table-cell table:style-name="ce10" office:value-type="string" calcext:value-type="string">
            <text:p>Andrea Bagnasco, Albissola Sup. (SV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3];&quot;###000&quot;)&amp;&quot;/&quot;&amp;TEXT([.B19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3];&quot;###000&quot;)&amp;&quot;/#page/n&quot;&amp;TEXT([.B19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6" calcext:value-type="float">
            <text:p>196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COPY 802</text:p>
          </table:table-cell>
          <table:table-cell table:style-name="ce10" office:value-type="string" calcext:value-type="string">
            <text:p>Giorgio Morett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4];&quot;###000&quot;)&amp;&quot;/&quot;&amp;TEXT([.B19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4];&quot;###000&quot;)&amp;&quot;/#page/n&quot;&amp;TEXT([.B19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2" calcext:value-type="float">
            <text:p>62</text:p>
          </table:table-cell>
          <table:table-cell table:style-name="ce2" office:value-type="float" office:value="199" calcext:value-type="float">
            <text:p>199</text:p>
          </table:table-cell>
          <table:table-cell table:style-name="ce10" office:value-type="string" calcext:value-type="string">
            <text:p> 1987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.R.C. e Boot 1.2</text:p>
          </table:table-cell>
          <table:table-cell table:style-name="ce10" office:value-type="string" calcext:value-type="string">
            <text:p>Vittorio Accomazzi, Novar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5];&quot;###000&quot;)&amp;&quot;/&quot;&amp;TEXT([.B19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5];&quot;###000&quot;)&amp;&quot;/#page/n&quot;&amp;TEXT([.B19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Mancala parte in LM in boot2</text:p>
          </table:table-cell>
          <table:table-cell table:number-columns-repeated="51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16" calcext:value-type="float">
            <text:p>216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trutt - 80/33</text:p>
          </table:table-cell>
          <table:table-cell table:style-name="ce10" office:value-type="string" calcext:value-type="string">
            <text:p>Fabrizio Brunetti, Ferrar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196];&quot;###000&quot;)&amp;&quot;/&quot;&amp;TEXT([.B19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6];&quot;###000&quot;)&amp;&quot;/#page/n&quot;&amp;TEXT([.B19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range Basic</text:p>
          </table:table-cell>
          <table:table-cell table:style-name="ce10" office:value-type="string" calcext:value-type="string">
            <text:p>Fabrizio Fantoccoli, Arona (NO)</text:p>
            <text:p>Gianluca Finistauri, Sesto Calende (V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7];&quot;###000&quot;)&amp;&quot;/&quot;&amp;TEXT([.B19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7];&quot;###000&quot;)&amp;&quot;/#page/n&quot;&amp;TEXT([.B19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3" calcext:value-type="float">
            <text:p>63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Castello di Dracula</text:p>
          </table:table-cell>
          <table:table-cell table:style-name="ce10" office:value-type="string" calcext:value-type="string">
            <text:p>Carlo Arlott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198];&quot;###000&quot;)&amp;&quot;/&quot;&amp;TEXT([.B19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8];&quot;###000&quot;)&amp;&quot;/#page/n&quot;&amp;TEXT([.B19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146" calcext:value-type="float">
            <text:p>146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La Casa</text:p>
          </table:table-cell>
          <table:table-cell table:style-name="ce10" office:value-type="string" calcext:value-type="string">
            <text:p>Marco Pesc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199];&quot;###000&quot;)&amp;&quot;/&quot;&amp;TEXT([.B19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199];&quot;###000&quot;)&amp;&quot;/#page/n&quot;&amp;TEXT([.B19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4" calcext:value-type="float">
            <text:p>214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0];&quot;###000&quot;)&amp;&quot;/&quot;&amp;TEXT([.B20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0];&quot;###000&quot;)&amp;&quot;/#page/n&quot;&amp;TEXT([.B20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7" calcext:value-type="float">
            <text:p>217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ti-Modifier 128</text:p>
          </table:table-cell>
          <table:table-cell table:style-name="ce10" office:value-type="string" calcext:value-type="string">
            <text:p>G. Anelli e F. Capua, Lati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1];&quot;###000&quot;)&amp;&quot;/&quot;&amp;TEXT([.B20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1];&quot;###000&quot;)&amp;&quot;/#page/n&quot;&amp;TEXT([.B20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5">
          <table:table-cell table:style-name="ce2" office:value-type="float" office:value="64" calcext:value-type="float">
            <text:p>64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ile Rescue</text:p>
          </table:table-cell>
          <table:table-cell table:style-name="ce10" office:value-type="string" calcext:value-type="string">
            <text:p>Bert Bunse, Quartu Sant’Elena (CA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2];&quot;###000&quot;)&amp;&quot;/&quot;&amp;TEXT([.B20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2];&quot;###000&quot;)&amp;&quot;/#page/n&quot;&amp;TEXT([.B2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72" calcext:value-type="float">
            <text:p>172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Digital Voice</text:p>
          </table:table-cell>
          <table:table-cell table:style-name="ce10" office:value-type="string" calcext:value-type="string">
            <text:p>Marco Pese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203];&quot;###000&quot;)&amp;&quot;/&quot;&amp;TEXT([.B20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3];&quot;###000&quot;)&amp;&quot;/#page/n&quot;&amp;TEXT([.B2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4" calcext:value-type="float">
            <text:p>184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aint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4];&quot;###000&quot;)&amp;&quot;/&quot;&amp;TEXT([.B20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4];&quot;###000&quot;)&amp;&quot;/#page/n&quot;&amp;TEXT([.B2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number-columns-repeated="52"/>
        </table:table-row>
        <table:table-row table:style-name="ro1">
          <table:table-cell table:style-name="ce3" office:value-type="float" office:value="65" calcext:value-type="float">
            <text:p>65</text:p>
          </table:table-cell>
          <table:table-cell table:style-name="ce3" office:value-type="float" office:value="188" calcext:value-type="float">
            <text:p>188</text:p>
          </table:table-cell>
          <table:table-cell table:style-name="ce11" office:value-type="string" calcext:value-type="string">
            <text:p> 1987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NL-PrintGraf</text:p>
          </table:table-cell>
          <table:table-cell table:style-name="ce11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5];&quot;###000&quot;)&amp;&quot;/&quot;&amp;TEXT([.B20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5];&quot;###000&quot;)&amp;&quot;/#page/n&quot;&amp;TEXT([.B205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/>
          <table:table-cell table:number-columns-repeated="51"/>
        </table:table-row>
        <table:table-row table:style-name="ro1">
          <table:table-cell table:style-name="ce2" office:value-type="float" office:value="65" calcext:value-type="float">
            <text:p>65</text:p>
          </table:table-cell>
          <table:table-cell table:style-name="ce2" office:value-type="float" office:value="188" calcext:value-type="float">
            <text:p>188</text:p>
          </table:table-cell>
          <table:table-cell table:style-name="ce10" office:value-type="string" calcext:value-type="string">
            <text:p> 1987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Vita 3D</text:p>
          </table:table-cell>
          <table:table-cell table:style-name="ce10" office:value-type="string" calcext:value-type="string">
            <text:p>Flavio Rizzardi, Sarmeola di Rubano (PD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6];&quot;###000&quot;)&amp;&quot;/&quot;&amp;TEXT([.B20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6];&quot;###000&quot;)&amp;&quot;/#page/n&quot;&amp;TEXT([.B2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2"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3" office:value-type="float" office:value="66" calcext:value-type="float">
            <text:p>66</text:p>
          </table:table-cell>
          <table:table-cell table:style-name="ce3" office:value-type="float" office:value="232" calcext:value-type="float">
            <text:p>232</text:p>
          </table:table-cell>
          <table:table-cell table:style-name="ce11" office:value-type="string" calcext:value-type="string">
            <text:p> 1987/09</text:p>
          </table:table-cell>
          <table:table-cell table:style-name="ce11" office:value-type="string" calcext:value-type="string">
            <text:p>SUPER SOFTWARE</text:p>
          </table:table-cell>
          <table:table-cell office:value-type="string" calcext:value-type="string">
            <text:p>C-64 - Math Pack Plus</text:p>
          </table:table-cell>
          <table:table-cell table:style-name="ce11" office:value-type="string" calcext:value-type="string">
            <text:p>Leonardo Alario, Roma</text:p>
          </table:table-cell>
          <table:table-cell table:style-name="ce11" office:value-type="string" calcext:value-type="string">
            <text:p>C64</text:p>
          </table:table-cell>
          <table:table-cell table:style-name="ce21" table:formula="of:=HYPERLINK(&quot;http://www.issuu.com/adpware/docs/mc&quot;&amp;TEXT([.A207];&quot;###000&quot;)&amp;&quot;/&quot;&amp;TEXT([.B20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7];&quot;###000&quot;)&amp;&quot;/#page/n&quot;&amp;TEXT([.B207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as 80 2.11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08];&quot;###000&quot;)&amp;&quot;/&quot;&amp;TEXT([.B20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8];&quot;###000&quot;)&amp;&quot;/#page/n&quot;&amp;TEXT([.B20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inicorso di linguistica</text:p>
          </table:table-cell>
          <table:table-cell table:style-name="ce10" office:value-type="string" calcext:value-type="string">
            <text:p>Massimo e Davide Vincenzi, Borgofranco sul Po (M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09];&quot;###000&quot;)&amp;&quot;/&quot;&amp;TEXT([.B20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09];&quot;###000&quot;)&amp;&quot;/#page/n&quot;&amp;TEXT([.B2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ngua.arc</text:p>
          </table:table-cell>
          <table:table-cell table:number-columns-repeated="51"/>
        </table:table-row>
        <table:table-row table:style-name="ro1">
          <table:table-cell table:style-name="ce2" office:value-type="float" office:value="66" calcext:value-type="float">
            <text:p>66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7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rchiplus</text:p>
          </table:table-cell>
          <table:table-cell table:style-name="ce10" office:value-type="string" calcext:value-type="string">
            <text:p>Fabrizio Fantoccoli, Aron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0];&quot;###000&quot;)&amp;&quot;/&quot;&amp;TEXT([.B2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0];&quot;###000&quot;)&amp;&quot;/#page/n&quot;&amp;TEXT([.B2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archi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8" calcext:value-type="float">
            <text:p>218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Alessandro Franchi, Feletto Umberto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11];&quot;###000&quot;)&amp;&quot;/&quot;&amp;TEXT([.B2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1];&quot;###000&quot;)&amp;&quot;/#page/n&quot;&amp;TEXT([.B21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7" office:value-type="string" calcext:value-type="string">
            <text:p>calendario.arc MISSING?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19" calcext:value-type="float">
            <text:p>219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ntecarlo 128</text:p>
          </table:table-cell>
          <table:table-cell table:style-name="ce10" office:value-type="string" calcext:value-type="string">
            <text:p>Enzo De Carlo, Foggi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12];&quot;###000&quot;)&amp;&quot;/&quot;&amp;TEXT([.B2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2];&quot;###000&quot;)&amp;&quot;/#page/n&quot;&amp;TEXT([.B21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2" calcext:value-type="float">
            <text:p>222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 64</text:p>
          </table:table-cell>
          <table:table-cell table:style-name="ce10" office:value-type="string" calcext:value-type="string">
            <text:p>Diego Favaro, Ponte di Piav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3];&quot;###000&quot;)&amp;&quot;/&quot;&amp;TEXT([.B2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3];&quot;###000&quot;)&amp;&quot;/#page/n&quot;&amp;TEXT([.B21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3" calcext:value-type="float">
            <text:p>223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lassifica e statistiche serie A</text:p>
          </table:table-cell>
          <table:table-cell table:style-name="ce10" office:value-type="string" calcext:value-type="string">
            <text:p>Roberto e Andrea Colombo, Alba (C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4];&quot;###000&quot;)&amp;&quot;/&quot;&amp;TEXT([.B21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4];&quot;###000&quot;)&amp;&quot;/#page/n&quot;&amp;TEXT([.B21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7" calcext:value-type="float">
            <text:p>67</text:p>
          </table:table-cell>
          <table:table-cell table:style-name="ce2" office:value-type="float" office:value="225" calcext:value-type="float">
            <text:p>225</text:p>
          </table:table-cell>
          <table:table-cell table:style-name="ce10" office:value-type="string" calcext:value-type="string">
            <text:p> 1987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ultitask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5];&quot;###000&quot;)&amp;&quot;/&quot;&amp;TEXT([.B21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5];&quot;###000&quot;)&amp;&quot;/#page/n&quot;&amp;TEXT([.B21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7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ffetto telecamera</text:p>
          </table:table-cell>
          <table:table-cell table:style-name="ce10" office:value-type="string" calcext:value-type="string">
            <text:p>Paolo Buratti, Tr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6];&quot;###000&quot;)&amp;&quot;/&quot;&amp;TEXT([.B21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6];&quot;###000&quot;)&amp;&quot;/#page/n&quot;&amp;TEXT([.B21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alendario perpetuo</text:p>
          </table:table-cell>
          <table:table-cell table:style-name="ce10" office:value-type="string" calcext:value-type="string">
            <text:p>Marco Averone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7];&quot;###000&quot;)&amp;&quot;/&quot;&amp;TEXT([.B21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7];&quot;###000&quot;)&amp;&quot;/#page/n&quot;&amp;TEXT([.B21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68.arc</text:p>
          </table:table-cell>
          <table:table-cell table:number-columns-repeated="51"/>
        </table:table-row>
        <table:table-row table:style-name="ro1">
          <table:table-cell table:style-name="ce2" office:value-type="float" office:value="68" calcext:value-type="float">
            <text:p>68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egna circuiti</text:p>
          </table:table-cell>
          <table:table-cell table:style-name="ce10" office:value-type="string" calcext:value-type="string">
            <text:p>Marco Rufinelli, Foligno (PG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18];&quot;###000&quot;)&amp;&quot;/&quot;&amp;TEXT([.B21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8];&quot;###000&quot;)&amp;&quot;/#page/n&quot;&amp;TEXT([.B21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cir~1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7/11</text:p>
          </table:table-cell>
          <table:table-cell table:style-name="ce10" office:value-type="string" calcext:value-type="string">
            <text:p>MEGAGAME 64</text:p>
          </table:table-cell>
          <table:table-cell office:value-type="string" calcext:value-type="string">
            <text:p>Scuola di Videogame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19];&quot;###000&quot;)&amp;&quot;/&quot;&amp;TEXT([.B21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19];&quot;###000&quot;)&amp;&quot;/#page/n&quot;&amp;TEXT([.B21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b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ing Plus</text:p>
          </table:table-cell>
          <table:table-cell table:style-name="ce10" office:value-type="string" calcext:value-type="string">
            <text:p>Daniele Finocchiaro, Linguaglossa (C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0];&quot;###000&quot;)&amp;&quot;/&quot;&amp;TEXT([.B22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0];&quot;###000&quot;)&amp;&quot;/#page/n&quot;&amp;TEXT([.B22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69" calcext:value-type="float">
            <text:p>6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7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“Utility Data” per Commodore 64</text:p>
          </table:table-cell>
          <table:table-cell table:style-name="ce10" office:value-type="string" calcext:value-type="string">
            <text:p>Fabrizio Cozzani, La Spez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1];&quot;###000&quot;)&amp;&quot;/&quot;&amp;TEXT([.B22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1];&quot;###000&quot;)&amp;&quot;/#page/n&quot;&amp;TEXT([.B22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lisuti.arc</text:p>
          </table:table-cell>
          <table:table-cell table:number-columns-repeated="51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SUPER SOFTWARE</text:p>
          </table:table-cell>
          <table:table-cell office:value-type="string" calcext:value-type="string">
            <text:p>Mark's Data Base</text:p>
          </table:table-cell>
          <table:table-cell table:style-name="ce10" office:value-type="string" calcext:value-type="string">
            <text:p>Marco Capodimont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2];&quot;###000&quot;)&amp;&quot;/&quot;&amp;TEXT([.B22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2];&quot;###000&quot;)&amp;&quot;/#page/n&quot;&amp;TEXT([.B22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0" calcext:value-type="float">
            <text:p>70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WS Basic</text:p>
          </table:table-cell>
          <table:table-cell table:style-name="ce10" office:value-type="string" calcext:value-type="string">
            <text:p>Tommaso Ramazzi, Livor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3];&quot;###000&quot;)&amp;&quot;/&quot;&amp;TEXT([.B22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3];&quot;###000&quot;)&amp;&quot;/#page/n&quot;&amp;TEXT([.B22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isk Editor e Dem Dos</text:p>
          </table:table-cell>
          <table:table-cell table:style-name="ce10" office:value-type="string" calcext:value-type="string">
            <text:p>Emilio Cogliani, Mil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4];&quot;###000&quot;)&amp;&quot;/&quot;&amp;TEXT([.B22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4];&quot;###000&quot;)&amp;&quot;/#page/n&quot;&amp;TEXT([.B22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6" calcext:value-type="float">
            <text:p>226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Label Disk</text:p>
          </table:table-cell>
          <table:table-cell table:style-name="ce10" office:value-type="string" calcext:value-type="string">
            <text:p>Marco Mainard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5];&quot;###000&quot;)&amp;&quot;/&quot;&amp;TEXT([.B22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5];&quot;###000&quot;)&amp;&quot;/#page/n&quot;&amp;TEXT([.B22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1" calcext:value-type="float">
            <text:p>71</text:p>
          </table:table-cell>
          <table:table-cell table:style-name="ce2" office:value-type="float" office:value="228" calcext:value-type="float">
            <text:p>228</text:p>
          </table:table-cell>
          <table:table-cell table:style-name="ce10" office:value-type="string" calcext:value-type="string">
            <text:p> 1988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rucchi e routine per programmatori</text:p>
          </table:table-cell>
          <table:table-cell table:style-name="ce10" office:value-type="string" calcext:value-type="string">
            <text:p>Enrico e Gianfranco Drudi, Viserba di Rimini (F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6];&quot;###000&quot;)&amp;&quot;/&quot;&amp;TEXT([.B22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6];&quot;###000&quot;)&amp;&quot;/#page/n&quot;&amp;TEXT([.B22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routine.arc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36" calcext:value-type="float">
            <text:p>236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lcuni modi di fare… MENU</text:p>
          </table:table-cell>
          <table:table-cell table:style-name="ce10" office:value-type="string" calcext:value-type="string">
            <text:p>Maurizio Giunti, Firenz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27];&quot;###000&quot;)&amp;&quot;/&quot;&amp;TEXT([.B22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7];&quot;###000&quot;)&amp;&quot;/#page/n&quot;&amp;TEXT([.B22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oll</text:p>
          </table:table-cell>
          <table:table-cell table:style-name="ce10" office:value-type="string" calcext:value-type="string">
            <text:p>Michele Sciabarra, Agrigent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8];&quot;###000&quot;)&amp;&quot;/&quot;&amp;TEXT([.B22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8];&quot;###000&quot;)&amp;&quot;/#page/n&quot;&amp;TEXT([.B22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byrinth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29];&quot;###000&quot;)&amp;&quot;/&quot;&amp;TEXT([.B22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29];&quot;###000&quot;)&amp;&quot;/#page/n&quot;&amp;TEXT([.B22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C’è un errore alla linea 8. Se si torna alla riga 2, si ottiene ?REDIM’D ARRAY ERROR IN 4. Modificare in ...THEN6.</text:p>
          </table:table-cell>
          <table:table-cell table:number-columns-repeated="51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logica de “Le Torri di Hanoi”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0];&quot;###000&quot;)&amp;&quot;/&quot;&amp;TEXT([.B23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0];&quot;###000&quot;)&amp;&quot;/#page/n&quot;&amp;TEXT([.B23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2" calcext:value-type="float">
            <text:p>7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88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ew Flashtape</text:p>
          </table:table-cell>
          <table:table-cell table:style-name="ce10" office:value-type="string" calcext:value-type="string">
            <text:p>Giuliano Freiles, Gaeta (L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1];&quot;###000&quot;)&amp;&quot;/&quot;&amp;TEXT([.B23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1];&quot;###000&quot;)&amp;&quot;/#page/n&quot;&amp;TEXT([.B23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192" calcext:value-type="float">
            <text:p>192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BYTE NELL'ETERE</text:p>
          </table:table-cell>
          <table:table-cell office:value-type="string" calcext:value-type="string">
            <text:p>Trasmissione di programmi in Packet Radio - Tester RS232</text:p>
          </table:table-cell>
          <table:table-cell table:style-name="ce10" office:value-type="string" calcext:value-type="string">
            <text:p>Adriano Buzzo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2];&quot;###000&quot;)&amp;&quot;/&quot;&amp;TEXT([.B23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2];&quot;###000&quot;)&amp;&quot;/#page/n&quot;&amp;TEXT([.B23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rospettive</text:p>
          </table:table-cell>
          <table:table-cell table:style-name="ce10" office:value-type="string" calcext:value-type="string">
            <text:p>Paolo Colombo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33];&quot;###000&quot;)&amp;&quot;/&quot;&amp;TEXT([.B23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3];&quot;###000&quot;)&amp;&quot;/#page/n&quot;&amp;TEXT([.B23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chart</text:p>
          </table:table-cell>
          <table:table-cell table:style-name="ce10" office:value-type="string" calcext:value-type="string">
            <text:p>Vittorio Accomazz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4];&quot;###000&quot;)&amp;&quot;/&quot;&amp;TEXT([.B23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4];&quot;###000&quot;)&amp;&quot;/#page/n&quot;&amp;TEXT([.B23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flowchar.arc</text:p>
          </table:table-cell>
          <table:table-cell table:number-columns-repeated="51"/>
        </table:table-row>
        <table:table-row table:style-name="ro1">
          <table:table-cell table:style-name="ce2" office:value-type="float" office:value="73" calcext:value-type="float">
            <text:p>7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lower’s love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5];&quot;###000&quot;)&amp;&quot;/&quot;&amp;TEXT([.B23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5];&quot;###000&quot;)&amp;&quot;/#page/n&quot;&amp;TEXT([.B23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har-80 1.0</text:p>
          </table:table-cell>
          <table:table-cell table:style-name="ce10" office:value-type="string" calcext:value-type="string">
            <text:p>Dario Accornero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36];&quot;###000&quot;)&amp;&quot;/&quot;&amp;TEXT([.B23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6];&quot;###000&quot;)&amp;&quot;/#page/n&quot;&amp;TEXT([.B23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Numerologia</text:p>
          </table:table-cell>
          <table:table-cell table:style-name="ce10" office:value-type="string" calcext:value-type="string">
            <text:p>Daniele Noris, Bergam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7];&quot;###000&quot;)&amp;&quot;/&quot;&amp;TEXT([.B23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7];&quot;###000&quot;)&amp;&quot;/#page/n&quot;&amp;TEXT([.B23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0"/>
          <table:table-cell table:number-columns-repeated="52"/>
        </table:table-row>
        <table:table-row table:style-name="ro1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arlando di GEOS 1.2</text:p>
          </table:table-cell>
          <table:table-cell table:style-name="ce10" office:value-type="string" calcext:value-type="string">
            <text:p>Enrico Martelli, Milano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8];&quot;###000&quot;)&amp;&quot;/&quot;&amp;TEXT([.B23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8];&quot;###000&quot;)&amp;&quot;/#page/n&quot;&amp;TEXT([.B23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6">
          <table:table-cell table:style-name="ce2" office:value-type="float" office:value="74" calcext:value-type="float">
            <text:p>74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8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routine per l’utilizzo della memoria RAM normalmente non disponibile del C64</text:p>
          </table:table-cell>
          <table:table-cell table:style-name="ce10" office:value-type="string" calcext:value-type="string">
            <text:p>Giovanni Visc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39];&quot;###000&quot;)&amp;&quot;/&quot;&amp;TEXT([.B23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39];&quot;###000&quot;)&amp;&quot;/#page/n&quot;&amp;TEXT([.B23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talia 128</text:p>
          </table:table-cell>
          <table:table-cell table:style-name="ce10" office:value-type="string" calcext:value-type="string">
            <text:p>Marco Gastaldi, Beinette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0];&quot;###000&quot;)&amp;&quot;/&quot;&amp;TEXT([.B24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0];&quot;###000&quot;)&amp;&quot;/#page/n&quot;&amp;TEXT([.B24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ointer <text:s/>per C-128</text:p>
          </table:table-cell>
          <table:table-cell table:style-name="ce10" office:value-type="string" calcext:value-type="string">
            <text:p>Tommaso Masi, Abano Terme (P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1];&quot;###000&quot;)&amp;&quot;/&quot;&amp;TEXT([.B24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1];&quot;###000&quot;)&amp;&quot;/#page/n&quot;&amp;TEXT([.B24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Errata corridge MC78 pag. 262</text:p>
          </table:table-cell>
          <table:table-cell table:number-columns-repeated="51"/>
        </table:table-row>
        <table:table-row table:style-name="ro1">
          <table:table-cell table:style-name="ce2" office:value-type="float" office:value="75" calcext:value-type="float">
            <text:p>7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8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l Vic II e i suoi "segreti" o meglio i suoi limiti</text:p>
          </table:table-cell>
          <table:table-cell table:style-name="ce10" office:value-type="string" calcext:value-type="string">
            <text:p>Nicola Chiminelli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2];&quot;###000&quot;)&amp;&quot;/&quot;&amp;TEXT([.B24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2];&quot;###000&quot;)&amp;&quot;/#page/n&quot;&amp;TEXT([.B24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08" calcext:value-type="float">
            <text:p>208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tampa C-128</text:p>
          </table:table-cell>
          <table:table-cell table:style-name="ce10" office:value-type="string" calcext:value-type="string">
            <text:p>Enrico Cremon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3];&quot;###000&quot;)&amp;&quot;/&quot;&amp;TEXT([.B24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3];&quot;###000&quot;)&amp;&quot;/#page/n&quot;&amp;TEXT([.B24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6" calcext:value-type="float">
            <text:p>76</text:p>
          </table:table-cell>
          <table:table-cell table:style-name="ce2" office:value-type="float" office:value="210" calcext:value-type="float">
            <text:p>210</text:p>
          </table:table-cell>
          <table:table-cell table:style-name="ce10" office:value-type="string" calcext:value-type="string">
            <text:p> 1988/07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usietichette</text:p>
          </table:table-cell>
          <table:table-cell table:style-name="ce10" office:value-type="string" calcext:value-type="string">
            <text:p>Dario Taraboi, Bolza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4];&quot;###000&quot;)&amp;&quot;/&quot;&amp;TEXT([.B24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4];&quot;###000&quot;)&amp;&quot;/#page/n&quot;&amp;TEXT([.B24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3" office:value-type="float" office:value="76" calcext:value-type="float">
            <text:p>76</text:p>
          </table:table-cell>
          <table:table-cell table:style-name="ce3" office:value-type="float" office:value="212" calcext:value-type="float">
            <text:p>212</text:p>
          </table:table-cell>
          <table:table-cell table:style-name="ce11" office:value-type="string" calcext:value-type="string">
            <text:p> 1988/07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Sprite editor</text:p>
          </table:table-cell>
          <table:table-cell table:style-name="ce11" office:value-type="string" calcext:value-type="string">
            <text:p>Marco De Dominicis, S. Terenzo (SP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5];&quot;###000&quot;)&amp;&quot;/&quot;&amp;TEXT([.B24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5];&quot;###000&quot;)&amp;&quot;/#page/n&quot;&amp;TEXT([.B245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1" calcext:value-type="float">
            <text:p>251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 Sprite</text:p>
          </table:table-cell>
          <table:table-cell table:style-name="ce10" office:value-type="string" calcext:value-type="string">
            <text:p>Massimiliano D’annucc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6];&quot;###000&quot;)&amp;&quot;/&quot;&amp;TEXT([.B24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6];&quot;###000&quot;)&amp;&quot;/#page/n&quot;&amp;TEXT([.B24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liminazione dei bordi sul 64</text:p>
          </table:table-cell>
          <table:table-cell table:style-name="ce10" office:value-type="string" calcext:value-type="string">
            <text:p>Massimo Morlupi, Frascati (RM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7];&quot;###000&quot;)&amp;&quot;/&quot;&amp;TEXT([.B24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7];&quot;###000&quot;)&amp;&quot;/#page/n&quot;&amp;TEXT([.B24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7" calcext:value-type="float">
            <text:p>77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88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rtfolio 64</text:p>
          </table:table-cell>
          <table:table-cell table:style-name="ce10" office:value-type="string" calcext:value-type="string">
            <text:p>Andy Cavallini, Guanzate (C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48];&quot;###000&quot;)&amp;&quot;/&quot;&amp;TEXT([.B24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8];&quot;###000&quot;)&amp;&quot;/#page/n&quot;&amp;TEXT([.B24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mpo elettrico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49];&quot;###000&quot;)&amp;&quot;/&quot;&amp;TEXT([.B24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49];&quot;###000&quot;)&amp;&quot;/#page/n&quot;&amp;TEXT([.B24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asti speciali 128</text:p>
          </table:table-cell>
          <table:table-cell table:style-name="ce10" office:value-type="string" calcext:value-type="string">
            <text:p>Davide Rinnone e Gaetano Minardi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0];&quot;###000&quot;)&amp;&quot;/&quot;&amp;TEXT([.B25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0];&quot;###000&quot;)&amp;&quot;/#page/n&quot;&amp;TEXT([.B25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Trasformazione di numeri in lettere</text:p>
          </table:table-cell>
          <table:table-cell table:style-name="ce10" office:value-type="string" calcext:value-type="string">
            <text:p>Vincenzo Calamia, Alcam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1];&quot;###000&quot;)&amp;&quot;/&quot;&amp;TEXT([.B25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1];&quot;###000&quot;)&amp;&quot;/#page/n&quot;&amp;TEXT([.B25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ocate per C-64</text:p>
          </table:table-cell>
          <table:table-cell table:style-name="ce10" office:value-type="string" calcext:value-type="string">
            <text:p>Marco Olivotto, Rovereto (TN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2];&quot;###000&quot;)&amp;&quot;/&quot;&amp;TEXT([.B25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2];&quot;###000&quot;)&amp;&quot;/#page/n&quot;&amp;TEXT([.B25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8" calcext:value-type="float">
            <text:p>7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8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Alfabeto Morse</text:p>
          </table:table-cell>
          <table:table-cell table:style-name="ce10" office:value-type="string" calcext:value-type="string">
            <text:p>Luciano Rosa, Potenz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3];&quot;###000&quot;)&amp;&quot;/&quot;&amp;TEXT([.B25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3];&quot;###000&quot;)&amp;&quot;/#page/n&quot;&amp;TEXT([.B25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Qual è il carattere nelle linee 740, 770 e 785?</text:p>
          </table:table-cell>
          <table:table-cell table:number-columns-repeated="51"/>
        </table:table-row>
        <table:table-row table:style-name="ro1">
          <table:table-cell table:style-name="ce3" office:value-type="float" office:value="78" calcext:value-type="float">
            <text:p>78</text:p>
          </table:table-cell>
          <table:table-cell table:style-name="ce3" office:value-type="float" office:value="262" calcext:value-type="float">
            <text:p>262</text:p>
          </table:table-cell>
          <table:table-cell table:style-name="ce11" office:value-type="string" calcext:value-type="string">
            <text:p> 1988/10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Programma menu per C64 + drive</text:p>
          </table:table-cell>
          <table:table-cell table:style-name="ce11" office:value-type="string" calcext:value-type="string">
            <text:p>Fabrizio Lanni, Cassino (FR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4];&quot;###000&quot;)&amp;&quot;/&quot;&amp;TEXT([.B25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4];&quot;###000&quot;)&amp;&quot;/#page/n&quot;&amp;TEXT([.B254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/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4" calcext:value-type="float">
            <text:p>254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Data Maker 128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5];&quot;###000&quot;)&amp;&quot;/&quot;&amp;TEXT([.B25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5];&quot;###000&quot;)&amp;&quot;/#page/n&quot;&amp;TEXT([.B25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7" calcext:value-type="float">
            <text:p>257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 Maker 64</text:p>
          </table:table-cell>
          <table:table-cell table:style-name="ce10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6];&quot;###000&quot;)&amp;&quot;/&quot;&amp;TEXT([.B25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6];&quot;###000&quot;)&amp;&quot;/#page/n&quot;&amp;TEXT([.B25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79" calcext:value-type="float">
            <text:p>79</text:p>
          </table:table-cell>
          <table:table-cell table:style-name="ce2" office:value-type="float" office:value="259" calcext:value-type="float">
            <text:p>259</text:p>
          </table:table-cell>
          <table:table-cell table:style-name="ce10" office:value-type="string" calcext:value-type="string">
            <text:p> 1988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Hires Monitor</text:p>
          </table:table-cell>
          <table:table-cell table:style-name="ce10" office:value-type="string" calcext:value-type="string">
            <text:p>Salvatore De Bonis, Avigliano (PZ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7];&quot;###000&quot;)&amp;&quot;/&quot;&amp;TEXT([.B25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7];&quot;###000&quot;)&amp;&quot;/#page/n&quot;&amp;TEXT([.B25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disk_039a.d64 Digitato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2" calcext:value-type="float">
            <text:p>272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thello</text:p>
          </table:table-cell>
          <table:table-cell table:style-name="ce10" office:value-type="string" calcext:value-type="string">
            <text:p>Enrico Ceppi, Meda (MI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58];&quot;###000&quot;)&amp;&quot;/&quot;&amp;TEXT([.B25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8];&quot;###000&quot;)&amp;&quot;/#page/n&quot;&amp;TEXT([.B25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0" calcext:value-type="float">
            <text:p>80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88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hedario gare</text:p>
          </table:table-cell>
          <table:table-cell table:style-name="ce10" office:value-type="string" calcext:value-type="string">
            <text:p>Sergio di Nardo, L’Aquil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59];&quot;###000&quot;)&amp;&quot;/&quot;&amp;TEXT([.B25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59];&quot;###000&quot;)&amp;&quot;/#page/n&quot;&amp;TEXT([.B25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Expert System Shell 128</text:p>
          </table:table-cell>
          <table:table-cell table:style-name="ce10" office:value-type="string" calcext:value-type="string">
            <text:p>Fabio Villone, Napol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0];&quot;###000&quot;)&amp;&quot;/&quot;&amp;TEXT([.B26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0];&quot;###000&quot;)&amp;&quot;/#page/n&quot;&amp;TEXT([.B26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1" calcext:value-type="float">
            <text:p>81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Intonatore per C-64</text:p>
          </table:table-cell>
          <table:table-cell table:style-name="ce10" office:value-type="string" calcext:value-type="string">
            <text:p>Andrea Toschi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1];&quot;###000&quot;)&amp;&quot;/&quot;&amp;TEXT([.B26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1];&quot;###000&quot;)&amp;&quot;/#page/n&quot;&amp;TEXT([.B26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into.arc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27" calcext:value-type="float">
            <text:p>227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it di programmazione S.O.G.A.R. 128</text:p>
          </table:table-cell>
          <table:table-cell table:style-name="ce10" office:value-type="string" calcext:value-type="string">
            <text:p>Ugo Boccardi, Trani (B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2];&quot;###000&quot;)&amp;&quot;/&quot;&amp;TEXT([.B26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2];&quot;###000&quot;)&amp;&quot;/#page/n&quot;&amp;TEXT([.B26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/>
          <table:table-cell office:value-type="string" calcext:value-type="string">
            <text:p>Nota su MC90 pag. 289</text:p>
          </table:table-cell>
          <table:table-cell table:number-columns-repeated="51"/>
        </table:table-row>
        <table:table-row table:style-name="ro1">
          <table:table-cell table:style-name="ce2" office:value-type="float" office:value="82" calcext:value-type="float">
            <text:p>82</text:p>
          </table:table-cell>
          <table:table-cell table:style-name="ce2" office:value-type="float" office:value="232" calcext:value-type="float">
            <text:p>232</text:p>
          </table:table-cell>
          <table:table-cell table:style-name="ce10" office:value-type="string" calcext:value-type="string">
            <text:p> 1989/0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ndata 64</text:p>
          </table:table-cell>
          <table:table-cell table:style-name="ce10" office:value-type="string" calcext:value-type="string">
            <text:p>Luca Persico, Monza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3];&quot;###000&quot;)&amp;&quot;/&quot;&amp;TEXT([.B26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3];&quot;###000&quot;)&amp;&quot;/#page/n&quot;&amp;TEXT([.B263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gen.arc</text:p>
          </table:table-cell>
          <table:table-cell table:number-columns-repeated="51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6" calcext:value-type="float">
            <text:p>246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ratteri programmabili</text:p>
          </table:table-cell>
          <table:table-cell table:style-name="ce10" office:value-type="string" calcext:value-type="string">
            <text:p>Valentino Mingioni, Tern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4];&quot;###000&quot;)&amp;&quot;/&quot;&amp;TEXT([.B26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4];&quot;###000&quot;)&amp;&quot;/#page/n&quot;&amp;TEXT([.B26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8" calcext:value-type="float">
            <text:p>248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a mappa del domino</text:p>
          </table:table-cell>
          <table:table-cell table:style-name="ce10" office:value-type="string" calcext:value-type="string">
            <text:p>Franco Luca, Iselle di Trasquera (NO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5];&quot;###000&quot;)&amp;&quot;/&quot;&amp;TEXT([.B26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5];&quot;###000&quot;)&amp;&quot;/#page/n&quot;&amp;TEXT([.B26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table:number-columns-repeated="53"/>
        </table:table-row>
        <table:table-row table:style-name="ro1">
          <table:table-cell table:style-name="ce2" office:value-type="float" office:value="83" calcext:value-type="float">
            <text:p>83</text:p>
          </table:table-cell>
          <table:table-cell table:style-name="ce2" office:value-type="float" office:value="249" calcext:value-type="float">
            <text:p>249</text:p>
          </table:table-cell>
          <table:table-cell table:style-name="ce10" office:value-type="string" calcext:value-type="string">
            <text:p> 1989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Get ipnotic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6];&quot;###000&quot;)&amp;&quot;/&quot;&amp;TEXT([.B26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6];&quot;###000&quot;)&amp;&quot;/#page/n&quot;&amp;TEXT([.B26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0" calcext:value-type="float">
            <text:p>240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rush &amp; Mouse</text:p>
          </table:table-cell>
          <table:table-cell table:style-name="ce10" office:value-type="string" calcext:value-type="string">
            <text:p>Davide Merlitti, Mosciano S. Angelo (TE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7];&quot;###000&quot;)&amp;&quot;/&quot;&amp;TEXT([.B26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7];&quot;###000&quot;)&amp;&quot;/#page/n&quot;&amp;TEXT([.B26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1" calcext:value-type="float">
            <text:p>241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Supertesoro 128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68];&quot;###000&quot;)&amp;&quot;/&quot;&amp;TEXT([.B26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8];&quot;###000&quot;)&amp;&quot;/#page/n&quot;&amp;TEXT([.B26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4" calcext:value-type="float">
            <text:p>84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4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Block Utility</text:p>
          </table:table-cell>
          <table:table-cell table:style-name="ce10" office:value-type="string" calcext:value-type="string">
            <text:p>Federico Finati, S. Maria C.V.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69];&quot;###000&quot;)&amp;&quot;/&quot;&amp;TEXT([.B26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69];&quot;###000&quot;)&amp;&quot;/#page/n&quot;&amp;TEXT([.B26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blut.arc</text:p>
          </table:table-cell>
          <table:table-cell table:number-columns-repeated="51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39" calcext:value-type="float">
            <text:p>239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8 mini-programmi di istogrammi per C-128</text:p>
          </table:table-cell>
          <table:table-cell table:style-name="ce10" office:value-type="string" calcext:value-type="string">
            <text:p>Davide Rinnone, Niscemi (CL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70];&quot;###000&quot;)&amp;&quot;/&quot;&amp;TEXT([.B27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0];&quot;###000&quot;)&amp;&quot;/#page/n&quot;&amp;TEXT([.B270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2" calcext:value-type="float">
            <text:p>242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nagrammi 128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71];&quot;###000&quot;)&amp;&quot;/&quot;&amp;TEXT([.B27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1];&quot;###000&quot;)&amp;&quot;/#page/n&quot;&amp;TEXT([.B271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85" calcext:value-type="float">
            <text:p>85</text:p>
          </table:table-cell>
          <table:table-cell table:style-name="ce2" office:value-type="float" office:value="244" calcext:value-type="float">
            <text:p>244</text:p>
          </table:table-cell>
          <table:table-cell table:style-name="ce10" office:value-type="string" calcext:value-type="string">
            <text:p> 1989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prite 6499</text:p>
          </table:table-cell>
          <table:table-cell table:style-name="ce10" office:value-type="string" calcext:value-type="string">
            <text:p>Flavio Palermo, Ventimigl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2];&quot;###000&quot;)&amp;&quot;/&quot;&amp;TEXT([.B27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2];&quot;###000&quot;)&amp;&quot;/#page/n&quot;&amp;TEXT([.B272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sp6499.arc</text:p>
          </table:table-cell>
          <table:table-cell table:number-columns-repeated="51"/>
        </table:table-row>
        <table:table-row table:style-name="ro1">
          <table:table-cell table:style-name="ce3" office:value-type="float" office:value="85" calcext:value-type="float">
            <text:p>85</text:p>
          </table:table-cell>
          <table:table-cell table:style-name="ce3" office:value-type="float" office:value="246" calcext:value-type="float">
            <text:p>246</text:p>
          </table:table-cell>
          <table:table-cell table:style-name="ce11" office:value-type="string" calcext:value-type="string">
            <text:p> 1989/05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Trace 64</text:p>
          </table:table-cell>
          <table:table-cell table:style-name="ce11" office:value-type="string" calcext:value-type="string">
            <text:p>Andrea Agostini, Bologn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3];&quot;###000&quot;)&amp;&quot;/&quot;&amp;TEXT([.B27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3];&quot;###000&quot;)&amp;&quot;/#page/n&quot;&amp;TEXT([.B273];&quot;###000&quot;);&quot;archive.org&quot;)" office:value-type="string" office:string-value="archive.org" calcext:value-type="string">
            <text:p>archive.org</text:p>
          </table:table-cell>
          <table:table-cell table:style-name="ce22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disk_039a.d64 Digitato da Andrea Musuruane</text:p>
          </table:table-cell>
          <table:table-cell table:style-name="ce22" table:number-columns-repeated="50"/>
          <table:table-cell table:style-name="Default" table:number-columns-repeated="2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Mot Mot Labyrinth</text:p>
          </table:table-cell>
          <table:table-cell table:style-name="ce10" office:value-type="string" calcext:value-type="string">
            <text:p>Roberto Larcher e Alessandro Corazzin, Montebelluna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4];&quot;###000&quot;)&amp;&quot;/&quot;&amp;TEXT([.B27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4];&quot;###000&quot;)&amp;&quot;/#page/n&quot;&amp;TEXT([.B274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6" calcext:value-type="float">
            <text:p>86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89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OL-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5];&quot;###000&quot;)&amp;&quot;/&quot;&amp;TEXT([.B27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5];&quot;###000&quot;)&amp;&quot;/#page/n&quot;&amp;TEXT([.B275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7" calcext:value-type="float">
            <text:p>87</text:p>
          </table:table-cell>
          <table:table-cell table:style-name="ce2" office:value-type="float" office:value="258" calcext:value-type="float">
            <text:p>258</text:p>
          </table:table-cell>
          <table:table-cell table:style-name="ce10" office:value-type="string" calcext:value-type="string">
            <text:p> 1989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est di Astronomia</text:p>
          </table:table-cell>
          <table:table-cell table:style-name="ce10" office:value-type="string" calcext:value-type="string">
            <text:p>Alessandro Carichini, Rimini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6];&quot;###000&quot;)&amp;&quot;/&quot;&amp;TEXT([.B27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6];&quot;###000&quot;)&amp;&quot;/#page/n&quot;&amp;TEXT([.B276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mc86.arc</text:p>
          </table:table-cell>
          <table:table-cell table:number-columns-repeated="51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5" calcext:value-type="float">
            <text:p>285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ermutazion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77];&quot;###000&quot;)&amp;&quot;/&quot;&amp;TEXT([.B27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7];&quot;###000&quot;)&amp;&quot;/#page/n&quot;&amp;TEXT([.B277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itolatore 64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8];&quot;###000&quot;)&amp;&quot;/&quot;&amp;TEXT([.B27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8];&quot;###000&quot;)&amp;&quot;/#page/n&quot;&amp;TEXT([.B278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88" calcext:value-type="float">
            <text:p>88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89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ist-Color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79];&quot;###000&quot;)&amp;&quot;/&quot;&amp;TEXT([.B27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79];&quot;###000&quot;)&amp;&quot;/#page/n&quot;&amp;TEXT([.B279];&quot;###000&quot;);&quot;archive.org&quot;)" office:value-type="string" office:string-value="archive.org" calcext:value-type="string">
            <text:p>archive.org</text:p>
          </table:table-cell>
          <table:table-cell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89" calcext:value-type="float">
            <text:p>89</text:p>
          </table:table-cell>
          <table:table-cell table:style-name="ce2" office:value-type="float" office:value="170" calcext:value-type="float">
            <text:p>170</text:p>
          </table:table-cell>
          <table:table-cell table:style-name="ce10" office:value-type="string" calcext:value-type="string">
            <text:p> 1989/10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Scuola di Videogame: l'editor musicale (ultima parte)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0];&quot;###000&quot;)&amp;&quot;/&quot;&amp;TEXT([.B28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0];&quot;###000&quot;)&amp;&quot;/#page/n&quot;&amp;TEXT([.B28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edmus.arc</text:p>
          </table:table-cell>
          <table:table-cell table:number-columns-repeated="51"/>
        </table:table-row>
        <table:table-row table:style-name="ro1">
          <table:table-cell table:style-name="ce2" office:value-type="float" office:value="89" calcext:value-type="float">
            <text:p>89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89/10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Astrolabio</text:p>
          </table:table-cell>
          <table:table-cell table:style-name="ce10" office:value-type="string" calcext:value-type="string">
            <text:p>Valerio Bocci, Tolf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1];&quot;###000&quot;)&amp;&quot;/&quot;&amp;TEXT([.B28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1];&quot;###000&quot;)&amp;&quot;/#page/n&quot;&amp;TEXT([.B28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3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6" calcext:value-type="float">
            <text:p>286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Ordinamento di un vettore di variabili di tipo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2];&quot;###000&quot;)&amp;&quot;/&quot;&amp;TEXT([.B28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2];&quot;###000&quot;)&amp;&quot;/#page/n&quot;&amp;TEXT([.B28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89" calcext:value-type="float">
            <text:p>289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nput di una stringa</text:p>
          </table:table-cell>
          <table:table-cell table:style-name="ce10" office:value-type="string" calcext:value-type="string">
            <text:p>Carlo Iannuccelli, Velletri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3];&quot;###000&quot;)&amp;&quot;/&quot;&amp;TEXT([.B28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3];&quot;###000&quot;)&amp;&quot;/#page/n&quot;&amp;TEXT([.B28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0" calcext:value-type="float">
            <text:p>90</text:p>
          </table:table-cell>
          <table:table-cell table:style-name="ce2" office:value-type="float" office:value="290" calcext:value-type="float">
            <text:p>290</text:p>
          </table:table-cell>
          <table:table-cell table:style-name="ce10" office:value-type="string" calcext:value-type="string">
            <text:p> 1989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ump variabili per C-64</text:p>
          </table:table-cell>
          <table:table-cell table:style-name="ce10" office:value-type="string" calcext:value-type="string">
            <text:p>Vittorio Colzani, Cinisello Balsamo (MI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4];&quot;###000&quot;)&amp;&quot;/&quot;&amp;TEXT([.B28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4];&quot;###000&quot;)&amp;&quot;/#page/n&quot;&amp;TEXT([.B28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umpva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0" calcext:value-type="float">
            <text:p>270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Piano Cartesian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5];&quot;###000&quot;)&amp;&quot;/&quot;&amp;TEXT([.B28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5];&quot;###000&quot;)&amp;&quot;/#page/n&quot;&amp;TEXT([.B28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1" calcext:value-type="float">
            <text:p>271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alendario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6];&quot;###000&quot;)&amp;&quot;/&quot;&amp;TEXT([.B28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6];&quot;###000&quot;)&amp;&quot;/#page/n&quot;&amp;TEXT([.B28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F-Basic 1.0</text:p>
          </table:table-cell>
          <table:table-cell table:style-name="ce10" office:value-type="string" calcext:value-type="string">
            <text:p>Giacomo Filippini, Maresca (PT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7];&quot;###000&quot;)&amp;&quot;/&quot;&amp;TEXT([.B28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7];&quot;###000&quot;)&amp;&quot;/#page/n&quot;&amp;TEXT([.B28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1" calcext:value-type="float">
            <text:p>91</text:p>
          </table:table-cell>
          <table:table-cell table:style-name="ce2" office:value-type="float" office:value="277" calcext:value-type="float">
            <text:p>277</text:p>
          </table:table-cell>
          <table:table-cell table:style-name="ce10" office:value-type="string" calcext:value-type="string">
            <text:p> 1989/12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TOD-Basic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88];&quot;###000&quot;)&amp;&quot;/&quot;&amp;TEXT([.B28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8];&quot;###000&quot;)&amp;&quot;/#page/n&quot;&amp;TEXT([.B28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1.arc</text:p>
          </table:table-cell>
          <table:table-cell table:number-columns-repeated="51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38" calcext:value-type="float">
            <text:p>238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ngol '90</text:p>
          </table:table-cell>
          <table:table-cell table:style-name="ce10" office:value-type="string" calcext:value-type="string">
            <text:p>Marco Le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89];&quot;###000&quot;)&amp;&quot;/&quot;&amp;TEXT([.B28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89];&quot;###000&quot;)&amp;&quot;/#page/n&quot;&amp;TEXT([.B28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Listat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3" calcext:value-type="float">
            <text:p>243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Le sedici carte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0];&quot;###000&quot;)&amp;&quot;/&quot;&amp;TEXT([.B29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0];&quot;###000&quot;)&amp;&quot;/#page/n&quot;&amp;TEXT([.B29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2" calcext:value-type="float">
            <text:p>92</text:p>
          </table:table-cell>
          <table:table-cell table:style-name="ce2" office:value-type="float" office:value="245" calcext:value-type="float">
            <text:p>245</text:p>
          </table:table-cell>
          <table:table-cell table:style-name="ce10" office:value-type="string" calcext:value-type="string">
            <text:p> 1990/0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mpa directory su due colonne</text:p>
          </table:table-cell>
          <table:table-cell table:style-name="ce10" office:value-type="string" calcext:value-type="string">
            <text:p>Raimondo Piazza, Canicattì (A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1];&quot;###000&quot;)&amp;&quot;/&quot;&amp;TEXT([.B29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1];&quot;###000&quot;)&amp;&quot;/#page/n&quot;&amp;TEXT([.B29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lock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2];&quot;###000&quot;)&amp;&quot;/&quot;&amp;TEXT([.B29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2];&quot;###000&quot;)&amp;&quot;/#page/n&quot;&amp;TEXT([.B29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File Data Maker 128</text:p>
          </table:table-cell>
          <table:table-cell table:style-name="ce10" office:value-type="string" calcext:value-type="string">
            <text:p>Michele Galante, Terranuova Br. (AR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3];&quot;###000&quot;)&amp;&quot;/&quot;&amp;TEXT([.B29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3];&quot;###000&quot;)&amp;&quot;/#page/n&quot;&amp;TEXT([.B29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Koala View 128</text:p>
          </table:table-cell>
          <table:table-cell table:style-name="ce10" office:value-type="string" calcext:value-type="string">
            <text:p>Giancarlo Petrolo, Mentana (Roma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4];&quot;###000&quot;)&amp;&quot;/&quot;&amp;TEXT([.B29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4];&quot;###000&quot;)&amp;&quot;/#page/n&quot;&amp;TEXT([.B29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3" calcext:value-type="float">
            <text:p>93</text:p>
          </table:table-cell>
          <table:table-cell table:style-name="ce2" office:value-type="float" office:value="262" calcext:value-type="float">
            <text:p>262</text:p>
          </table:table-cell>
          <table:table-cell table:style-name="ce10" office:value-type="string" calcext:value-type="string">
            <text:p> 1990/0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Modo 64 in banco 1</text:p>
          </table:table-cell>
          <table:table-cell table:style-name="ce10" office:value-type="string" calcext:value-type="string">
            <text:p>Luigi Rizza, Torino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5];&quot;###000&quot;)&amp;&quot;/&quot;&amp;TEXT([.B29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5];&quot;###000&quot;)&amp;&quot;/#page/n&quot;&amp;TEXT([.B29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56" calcext:value-type="float">
            <text:p>256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Curve polari</text:p>
          </table:table-cell>
          <table:table-cell table:style-name="ce10" office:value-type="string" calcext:value-type="string">
            <text:p>Attilio Scifoni, Roma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296];&quot;###000&quot;)&amp;&quot;/&quot;&amp;TEXT([.B29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6];&quot;###000&quot;)&amp;&quot;/#page/n&quot;&amp;TEXT([.B29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3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tatistica 3.0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7];&quot;###000&quot;)&amp;&quot;/&quot;&amp;TEXT([.B29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7];&quot;###000&quot;)&amp;&quot;/#page/n&quot;&amp;TEXT([.B29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15" office:value-type="string" calcext:value-type="string">
            <text:p>MC Link</text:p>
            <text:p>DISK233.D64 Collezione Renato Giussani</text:p>
          </table:table-cell>
          <table:table-cell table:style-name="ce15" office:value-type="string" calcext:value-type="string">
            <text:p>statisti.prg</text:p>
            <text:p/>
          </table:table-cell>
          <table:table-cell table:number-columns-repeated="51"/>
        </table:table-row>
        <table:table-row table:style-name="ro1">
          <table:table-cell table:style-name="ce2" office:value-type="float" office:value="94" calcext:value-type="float">
            <text:p>94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3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REL-Arch 64</text:p>
          </table:table-cell>
          <table:table-cell table:style-name="ce10" office:value-type="string" calcext:value-type="string">
            <text:p>Dino Martinazzo, Biadene (TV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8];&quot;###000&quot;)&amp;&quot;/&quot;&amp;TEXT([.B29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8];&quot;###000&quot;)&amp;&quot;/#page/n&quot;&amp;TEXT([.B29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WIP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190" calcext:value-type="float">
            <text:p>190</text:p>
          </table:table-cell>
          <table:table-cell table:style-name="ce10" office:value-type="string" calcext:value-type="string">
            <text:p> 1990/04</text:p>
          </table:table-cell>
          <table:table-cell table:style-name="ce4" office:value-type="string" calcext:value-type="string">
            <text:p>MEGAGAME 64</text:p>
          </table:table-cell>
          <table:table-cell office:value-type="string" calcext:value-type="string">
            <text:p>Un videogioco tutto nostro</text:p>
          </table:table-cell>
          <table:table-cell table:style-name="ce10" office:value-type="string" calcext:value-type="string">
            <text:p>Marco Pesce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299];&quot;###000&quot;)&amp;&quot;/&quot;&amp;TEXT([.B29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299];&quot;###000&quot;)&amp;&quot;/#page/n&quot;&amp;TEXT([.B29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5" calcext:value-type="float">
            <text:p>95</text:p>
          </table:table-cell>
          <table:table-cell table:style-name="ce2" office:value-type="float" office:value="276" calcext:value-type="float">
            <text:p>276</text:p>
          </table:table-cell>
          <table:table-cell table:style-name="ce10" office:value-type="string" calcext:value-type="string">
            <text:p> 1990/04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Biblio 128</text:p>
          </table:table-cell>
          <table:table-cell table:style-name="ce10" office:value-type="string" calcext:value-type="string">
            <text:p>Ugo Boccardi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300];&quot;###000&quot;)&amp;&quot;/&quot;&amp;TEXT([.B30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0];&quot;###000&quot;)&amp;&quot;/#page/n&quot;&amp;TEXT([.B30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Disco</text:p>
          </table:table-cell>
          <table:table-cell table:number-columns-repeated="3" table:style-name="ce10" office:value-type="string" calcext:value-type="string">
            <text:p>No</text:p>
          </table:table-cell>
          <table:table-cell table:number-columns-repeated="53"/>
        </table:table-row>
        <table:table-row table:style-name="ro1">
          <table:table-cell table:style-name="ce2" office:value-type="float" office:value="96" calcext:value-type="float">
            <text:p>96</text:p>
          </table:table-cell>
          <table:table-cell table:style-name="ce2" office:value-type="float" office:value="274" calcext:value-type="float">
            <text:p>274</text:p>
          </table:table-cell>
          <table:table-cell table:style-name="ce10" office:value-type="string" calcext:value-type="string">
            <text:p> 1990/05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ikPok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1];&quot;###000&quot;)&amp;&quot;/&quot;&amp;TEXT([.B30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1];&quot;###000&quot;)&amp;&quot;/#page/n&quot;&amp;TEXT([.B301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pikpok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AM: scritte scorrevoli</text:p>
          </table:table-cell>
          <table:table-cell table:style-name="ce10" office:value-type="string" calcext:value-type="string">
            <text:p>Salvatore Festa, Lucera (FG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2];&quot;###000&quot;)&amp;&quot;/&quot;&amp;TEXT([.B30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2];&quot;###000&quot;)&amp;&quot;/#page/n&quot;&amp;TEXT([.B302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sam.arc</text:p>
          </table:table-cell>
          <table:table-cell table:number-columns-repeated="51"/>
        </table:table-row>
        <table:table-row table:style-name="ro1">
          <table:table-cell table:style-name="ce2" office:value-type="float" office:value="97" calcext:value-type="float">
            <text:p>97</text:p>
          </table:table-cell>
          <table:table-cell table:style-name="ce2" office:value-type="float" office:value="275" calcext:value-type="float">
            <text:p>275</text:p>
          </table:table-cell>
          <table:table-cell table:style-name="ce10" office:value-type="string" calcext:value-type="string">
            <text:p> 1990/06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critte colorate nel bordo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3];&quot;###000&quot;)&amp;&quot;/&quot;&amp;TEXT([.B30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3];&quot;###000&quot;)&amp;&quot;/#page/n&quot;&amp;TEXT([.B303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asy Format</text:p>
          </table:table-cell>
          <table:table-cell table:style-name="ce10" office:value-type="string" calcext:value-type="string">
            <text:p>William Patti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4];&quot;###000&quot;)&amp;&quot;/&quot;&amp;TEXT([.B304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4];&quot;###000&quot;)&amp;&quot;/#page/n&quot;&amp;TEXT([.B304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0" calcext:value-type="float">
            <text:p>260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Editor 160</text:p>
          </table:table-cell>
          <table:table-cell table:style-name="ce10" office:value-type="string" calcext:value-type="string">
            <text:p>Gaetano Minardi, Niscemi (CL)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5];&quot;###000&quot;)&amp;&quot;/&quot;&amp;TEXT([.B305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5];&quot;###000&quot;)&amp;&quot;/#page/n&quot;&amp;TEXT([.B305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8" calcext:value-type="float">
            <text:p>98</text:p>
          </table:table-cell>
          <table:table-cell table:style-name="ce2" office:value-type="float" office:value="261" calcext:value-type="float">
            <text:p>261</text:p>
          </table:table-cell>
          <table:table-cell table:style-name="ce10" office:value-type="string" calcext:value-type="string">
            <text:p> 1990/07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Una tecnica di overla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6];&quot;###000&quot;)&amp;&quot;/&quot;&amp;TEXT([.B306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6];&quot;###000&quot;)&amp;&quot;/#page/n&quot;&amp;TEXT([.B306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table:style-name="ce25" office:value-type="string" calcext:value-type="string">
            <text:p>mc98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1" calcext:value-type="float">
            <text:p>291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iskpack: gestione delle directory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7];&quot;###000&quot;)&amp;&quot;/&quot;&amp;TEXT([.B307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7];&quot;###000&quot;)&amp;&quot;/#page/n&quot;&amp;TEXT([.B307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99" calcext:value-type="float">
            <text:p>99</text:p>
          </table:table-cell>
          <table:table-cell table:style-name="ce2" office:value-type="float" office:value="293" calcext:value-type="float">
            <text:p>293</text:p>
          </table:table-cell>
          <table:table-cell table:style-name="ce10" office:value-type="string" calcext:value-type="string">
            <text:p> 1990/09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Datamaster: gestione L.M. dei data basic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8];&quot;###000&quot;)&amp;&quot;/&quot;&amp;TEXT([.B308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8];&quot;###000&quot;)&amp;&quot;/#page/n&quot;&amp;TEXT([.B308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MC Link</text:p>
          </table:table-cell>
          <table:table-cell office:value-type="string" calcext:value-type="string">
            <text:p>diskdata.arc</text:p>
          </table:table-cell>
          <table:table-cell table:number-columns-repeated="51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38" calcext:value-type="float">
            <text:p>338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Solitaire 1.0</text:p>
          </table:table-cell>
          <table:table-cell table:style-name="ce10" office:value-type="string" calcext:value-type="string">
            <text:p>Bonaventura Coppola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09];&quot;###000&quot;)&amp;&quot;/&quot;&amp;TEXT([.B309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09];&quot;###000&quot;)&amp;&quot;/#page/n&quot;&amp;TEXT([.B309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2" table:style-name="ce10" office:value-type="string" calcext:value-type="string">
            <text:p>No</text:p>
          </table:table-cell>
          <table:table-cell table:style-name="ce10" office:value-type="string" calcext:value-type="string">
            <text:p>Sì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2" office:value-type="float" office:value="100" calcext:value-type="float">
            <text:p>100</text:p>
          </table:table-cell>
          <table:table-cell table:style-name="ce2" office:value-type="float" office:value="342" calcext:value-type="float">
            <text:p>342</text:p>
          </table:table-cell>
          <table:table-cell table:style-name="ce10" office:value-type="string" calcext:value-type="string">
            <text:p> 1990/10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Creazione di ammassi frattali</text:p>
          </table:table-cell>
          <table:table-cell table:style-name="ce10" office:value-type="string" calcext:value-type="string">
            <text:p>Ciro D'Urso, Rom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10];&quot;###000&quot;)&amp;&quot;/&quot;&amp;TEXT([.B310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0];&quot;###000&quot;)&amp;&quot;/#page/n&quot;&amp;TEXT([.B310];&quot;###000&quot;);&quot;archive.org&quot;)" office:value-type="string" office:string-value="archive.org" calcext:value-type="string">
            <text:p>archive.org</text:p>
          </table:table-cell>
          <table:table-cell table:style-name="ce10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table:number-columns-repeated="52"/>
        </table:table-row>
        <table:table-row table:style-name="ro1">
          <table:table-cell table:style-name="ce3" office:value-type="float" office:value="101" calcext:value-type="float">
            <text:p>101</text:p>
          </table:table-cell>
          <table:table-cell table:style-name="ce3" office:value-type="float" office:value="310" calcext:value-type="float">
            <text:p>310</text:p>
          </table:table-cell>
          <table:table-cell table:style-name="ce11" office:value-type="string" calcext:value-type="string">
            <text:p> 1990/11</text:p>
          </table:table-cell>
          <table:table-cell table:style-name="ce11" office:value-type="string" calcext:value-type="string">
            <text:p>C-64 SOFTWARE</text:p>
          </table:table-cell>
          <table:table-cell office:value-type="string" calcext:value-type="string">
            <text:p>Accesso ai 16K di Ram nascosta del C-64</text:p>
          </table:table-cell>
          <table:table-cell table:style-name="ce11" office:value-type="string" calcext:value-type="string">
            <text:p>Sergio Cianchetta, Pis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11];&quot;###000&quot;)&amp;&quot;/&quot;&amp;TEXT([.B311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1];&quot;###000&quot;)&amp;&quot;/#page/n&quot;&amp;TEXT([.B311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table:style-name="ce22" office:value-type="string" calcext:value-type="string">
            <text:p>OCR da Andrea Musuruane</text:p>
          </table:table-cell>
          <table:table-cell table:style-name="ce22" office:value-type="string" calcext:value-type="string">
            <text:p>Anche su disk039b.d64</text:p>
          </table:table-cell>
          <table:table-cell table:number-columns-repeated="51"/>
        </table:table-row>
        <table:table-row table:style-name="ro1">
          <table:table-cell table:style-name="ce2" office:value-type="float" office:value="101" calcext:value-type="float">
            <text:p>101</text:p>
          </table:table-cell>
          <table:table-cell table:style-name="ce2" office:value-type="float" office:value="310" calcext:value-type="float">
            <text:p>310</text:p>
          </table:table-cell>
          <table:table-cell table:style-name="ce10" office:value-type="string" calcext:value-type="string">
            <text:p> 1990/11</text:p>
          </table:table-cell>
          <table:table-cell table:style-name="ce10" office:value-type="string" calcext:value-type="string">
            <text:p>C-64 SOFTWARE</text:p>
          </table:table-cell>
          <table:table-cell office:value-type="string" calcext:value-type="string">
            <text:p>Posizionamento degli sprite</text:p>
          </table:table-cell>
          <table:table-cell table:style-name="ce10" office:value-type="string" calcext:value-type="string">
            <text:p>Roberto Morassi, Pistoia</text:p>
          </table:table-cell>
          <table:table-cell table:style-name="ce10" office:value-type="string" calcext:value-type="string">
            <text:p>C64</text:p>
          </table:table-cell>
          <table:table-cell table:style-name="ce21" table:formula="of:=HYPERLINK(&quot;http://www.issuu.com/adpware/docs/mc&quot;&amp;TEXT([.A312];&quot;###000&quot;)&amp;&quot;/&quot;&amp;TEXT([.B312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2];&quot;###000&quot;)&amp;&quot;/#page/n&quot;&amp;TEXT([.B312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Listato pubblicato per errore sul numero 99 al posto di Datamaster (e viceversa)</text:p>
          </table:table-cell>
          <table:table-cell table:style-name="ce22" table:number-columns-repeated="49"/>
          <table:table-cell table:style-name="Default" table:number-columns-repeated="2"/>
        </table:table-row>
        <table:table-row table:style-name="ro1">
          <table:table-cell table:style-name="ce2" office:value-type="float" office:value="102" calcext:value-type="float">
            <text:p>102</text:p>
          </table:table-cell>
          <table:table-cell table:style-name="ce2" office:value-type="float" office:value="306" calcext:value-type="float">
            <text:p>306</text:p>
          </table:table-cell>
          <table:table-cell table:style-name="ce10" office:value-type="string" calcext:value-type="string">
            <text:p> 1990/12</text:p>
          </table:table-cell>
          <table:table-cell table:style-name="ce10" office:value-type="string" calcext:value-type="string">
            <text:p>C-128 SOFTWARE</text:p>
          </table:table-cell>
          <table:table-cell office:value-type="string" calcext:value-type="string">
            <text:p>Impariamo il codice Morse</text:p>
          </table:table-cell>
          <table:table-cell table:style-name="ce10" office:value-type="string" calcext:value-type="string">
            <text:p>A. De Sabata, Pozzuolo del Friuli (UD)</text:p>
          </table:table-cell>
          <table:table-cell table:style-name="ce10" office:value-type="string" calcext:value-type="string">
            <text:p>C128</text:p>
          </table:table-cell>
          <table:table-cell table:style-name="ce21" table:formula="of:=HYPERLINK(&quot;http://www.issuu.com/adpware/docs/mc&quot;&amp;TEXT([.A313];&quot;###000&quot;)&amp;&quot;/&quot;&amp;TEXT([.B313];&quot;###000&quot;);&quot;Issuu&quot;)" office:value-type="string" office:string-value="Issuu" calcext:value-type="string">
            <text:p>Issuu</text:p>
          </table:table-cell>
          <table:table-cell table:style-name="ce21" table:formula="of:=HYPERLINK(&quot;https://archive.org/stream/MC_microcomputer-&quot;&amp;TEXT([.A313];&quot;###000&quot;)&amp;&quot;/#page/n&quot;&amp;TEXT([.B313];&quot;###000&quot;);&quot;archive.org&quot;)" office:value-type="string" office:string-value="archive.org" calcext:value-type="string">
            <text:p>archive.org</text:p>
          </table:table-cell>
          <table:table-cell table:style-name="ce11" office:value-type="string" calcext:value-type="string">
            <text:p>Sì</text:p>
          </table:table-cell>
          <table:table-cell table:number-columns-repeated="3" table:style-name="ce10" office:value-type="string" calcext:value-type="string">
            <text:p>No</text:p>
          </table:table-cell>
          <table:table-cell office:value-type="string" calcext:value-type="string">
            <text:p>OCR da Andrea Musuruane</text:p>
          </table:table-cell>
          <table:table-cell office:value-type="string" calcext:value-type="string">
            <text:p>"Morse file maker" funziona solo a 80 colonne. <text:s/>"Morse school" funziona sia a 40 che a 80 colonne. Cancellare la linea 220 di “Morse school” (solo per programma compilato).</text:p>
          </table:table-cell>
          <table:table-cell table:number-columns-repeated="51"/>
        </table:table-row>
        <table:table-row table:style-name="ro1" table:number-rows-repeated="65226">
          <table:table-cell table:number-columns-repeated="66"/>
        </table:table-row>
        <table:table-row table:style-name="ro7">
          <table:table-cell table:number-columns-repeated="66"/>
        </table:table-row>
        <table:table-row table:style-name="ro1" table:number-rows-repeated="983035">
          <table:table-cell table:number-columns-repeated="66"/>
        </table:table-row>
        <table:table-row table:style-name="ro1">
          <table:table-cell table:number-columns-repeated="66"/>
        </table:table-row>
        <table:named-expressions>
          <table:named-range table:name="Excel_BuiltIn__FilterDatabase" table:base-cell-address="$Foglio1.$A$1" table:cell-range-address="$Foglio1.$A$1:.$N$284"/>
        </table:named-expressions>
      </table:table>
      <table:named-expressions/>
      <table:database-ranges>
        <table:database-range table:name="__Anonymous_Sheet_DB__0" table:target-range-address="Foglio1.A1:Foglio1.O313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number:min-decimal-places="0" number:min-integer-digits="1" number:grouping="true"/>
    </number:number-style>
    <number:number-style style:name="N104">
      <number:text>-</number:text>
      <number:number number:decimal-places="0" number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number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number:min-decimal-places="2" number:min-integer-digits="1" number:grouping="true"/>
    </number:number-style>
    <number:number-style style:name="N106">
      <number:text>-</number:text>
      <number:number number:decimal-places="2" number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number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04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0105" number:language="it" number:country="IT">
      <number:day number:style="long"/>
      <number:text>-</number:text>
      <number:month number:textual="true"/>
    </number:date-style>
    <number:date-style style:name="N10106" number:language="it" number:country="IT">
      <number:month number:textual="true"/>
      <number:text>-</number:text>
      <number:year/>
    </number:date-style>
    <number:time-style style:name="N10107" number:language="it" number:country="IT">
      <number:hours/>
      <number:text>:</number:text>
      <number:minutes number:style="long"/>
      <number:text> </number:text>
      <number:am-pm/>
    </number:time-style>
    <number:time-style style:name="N10108" number:language="it" number:country="I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09" number:language="it" number:country="IT">
      <number:hours/>
      <number:text>:</number:text>
      <number:minutes number:style="long"/>
    </number:time-style>
    <number:time-style style:name="N10110" number:language="it" number:country="IT">
      <number:hours/>
      <number:text>:</number:text>
      <number:minutes number:style="long"/>
      <number:text>:</number:text>
      <number:seconds number:style="long"/>
    </number:time-style>
    <number:date-style style:name="N10111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13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3" number:language="it" number:country="IT">
      <number:text>-€ </number:text>
      <number:number number:decimal-places="0" number:min-decimal-places="0" number:min-integer-digits="1" number:grouping="true"/>
      <style:map style:condition="value()&gt;=0" style:apply-style-name="N10113P0"/>
    </number:number-style>
    <number:number-style style:name="N10114P0" style:volatile="true" number:language="it" number:country="IT">
      <number:text>€ </number:text>
      <number:number number:decimal-places="0" number:min-decimal-places="0" number:min-integer-digits="1" number:grouping="true"/>
    </number:number-style>
    <number:number-style style:name="N10114" number:language="it" number:country="IT">
      <style:text-properties fo:color="#ff0000"/>
      <number:text>-€ </number:text>
      <number:number number:decimal-places="0" number:min-decimal-places="0" number:min-integer-digits="1" number:grouping="true"/>
      <style:map style:condition="value()&gt;=0" style:apply-style-name="N10114P0"/>
    </number:number-style>
    <number:number-style style:name="N10116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6" number:language="it" number:country="IT">
      <number:text>-€ </number:text>
      <number:number number:decimal-places="2" number:min-decimal-places="2" number:min-integer-digits="1" number:grouping="true"/>
      <style:map style:condition="value()&gt;=0" style:apply-style-name="N10116P0"/>
    </number:number-style>
    <number:number-style style:name="N10117P0" style:volatile="true" number:language="it" number:country="IT">
      <number:text>€ </number:text>
      <number:number number:decimal-places="2" number:min-decimal-places="2" number:min-integer-digits="1" number:grouping="true"/>
    </number:number-style>
    <number:number-style style:name="N10117" number:language="it" number:country="IT">
      <style:text-properties fo:color="#ff0000"/>
      <number:text>-€ </number:text>
      <number:number number:decimal-places="2" number:min-decimal-places="2" number:min-integer-digits="1" number:grouping="true"/>
      <style:map style:condition="value()&gt;=0" style:apply-style-name="N10117P0"/>
    </number:number-style>
    <style:style style:name="Default" style:family="table-cell">
      <style:table-cell-properties fo:padding="0.071cm" style:rotation-align="none"/>
      <style:text-properties fo:color="#000000" style:font-name="Calibri" fo:font-family="Calibri" style:font-family-generic="swiss" style:font-pitch="variable" fo:font-size="11pt" style:font-size-asian="11pt" style:font-name-complex="Calibri" style:font-family-complex="Calibri" style:font-family-generic-complex="swiss" style:font-pitch-complex="variable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5f_BuiltIn_5f_Hyperlink" style:display-name="Excel_BuiltIn_Hyperlink" style:family="table-cell" style:parent-style-name="Default">
      <style:table-cell-properties fo:padding="0.071cm"/>
      <style:text-properties fo:color="#0066cc" style:text-outline="false" style:text-line-through-style="none" style:text-line-through-type="none" style:font-name="Calibri" fo:font-family="Calibri" style:font-family-generic="swiss" style:font-pitch="variable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pitch-complex="variable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first-page-number="continue" style:scale-to="100%" style:writing-mode="lr-tb"/>
      <style:header-style>
        <style:header-footer-properties fo:min-height="0.75cm" fo:margin-left="0.122cm" fo:margin-right="0.122cm" fo:margin-bottom="0cm"/>
      </style:header-style>
      <style:footer-style>
        <style:header-footer-properties fo:min-height="0.75cm" fo:margin-left="0.122cm" fo:margin-right="0.122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3">00/00/0000</text:date>, <text:time style:data-style-name="N2" text:time-value="14:18:51.358046637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03-13T14:27:29.526390184</dc:date>
    <meta:editing-cycles>169</meta:editing-cycles>
    <meta:editing-duration>P4DT6H10M15S</meta:editing-duration>
    <meta:generator>LibreOffice/7.0.4.2$Linux_X86_64 LibreOffice_project/00$Build-2</meta:generator>
    <meta:document-statistic meta:table-count="1" meta:cell-count="4302" meta:object-count="0"/>
  </office:meta>
</office:document-meta>
</file>